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23000030110000342017C29A85ECBF7C4F.wmf" manifest:media-type="image/x-wmf"/>
  <manifest:file-entry manifest:full-path="Pictures/2000031100003E110000559DD206A379C88A1E93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05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21.4pt"/>
    </style:style>
    <style:style style:name="co6" style:family="table-column">
      <style:table-column-properties fo:break-before="auto" style:column-width="70.55pt"/>
    </style:style>
    <style:style style:name="co7" style:family="table-column">
      <style:table-column-properties fo:break-before="auto" style:column-width="75.29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39pt" fo:break-before="auto" style:use-optimal-row-height="true"/>
    </style:style>
    <style:style style:name="ro7" style:family="table-row">
      <style:table-row-properties style:row-height="17.01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ta1" style:family="table" style:master-page-name="PageStyle_5f_Descrição">
      <style:table-properties table:display="true" style:writing-mode="lr-tb"/>
    </style:style>
    <style:style style:name="ta2" style:family="table" style:master-page-name="PageStyle_5f_Esquema">
      <style:table-properties table:display="true" style:writing-mode="lr-tb"/>
    </style:style>
    <style:style style:name="ta3" style:family="table" style:master-page-name="PageStyle_5f_Formulacao">
      <style:table-properties table:display="true" style:writing-mode="lr-tb"/>
    </style:style>
    <style:style style:name="ta4" style:family="table" style:master-page-name="PageStyle_5f_Inicial">
      <style:table-properties table:display="true" style:writing-mode="lr-tb"/>
    </style:style>
    <style:style style:name="ta5" style:family="table" style:master-page-name="PageStyle_5f_Ótimo">
      <style:table-properties table:display="true" style:writing-mode="lr-tb"/>
    </style:style>
    <style:style style:name="ta6" style:family="table" style:master-page-name="PageStyle_5f_Grafico_20_Solucao">
      <style:table-properties table:display="true" style:writing-mode="lr-tb"/>
    </style:style>
    <style:style style:name="ta7" style:family="table" style:master-page-name="PageStyle_5f_Desbalanceado">
      <style:table-properties table:display="true" style:writing-mode="lr-tb"/>
    </style:style>
    <style:style style:name="ta8" style:family="table" style:master-page-name="PageStyle_5f_Com_20_producao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5" style:family="table-cell" style:parent-style-name="Default" style:data-style-name="N133">
      <style:table-cell-properties style:diagonal-bl-tr="none" style:diagonal-tl-br="none" fo:background-color="transparent" fo:border="none" fo:padding="2.01pt" style:rotation-align="non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33">
      <style:table-cell-properties style:diagonal-bl-tr="none" style:diagonal-tl-br="none" fo:border="none" fo:padding="2.01pt" style:rotation-align="none"/>
    </style:style>
    <style:style style:name="ce11" style:family="table-cell" style:parent-style-name="Default" style:data-style-name="N133">
      <style:table-cell-properties fo:border-bottom="none" fo:background-color="#c0c0c0" style:diagonal-bl-tr="none" style:diagonal-tl-br="none" fo:border-left="1.76pt solid #0000ff" fo:padding="2.01pt" fo:border-right="none" style:rotation-align="none" fo:border-top="1.76pt solid #0000ff"/>
    </style:style>
    <style:style style:name="ce12" style:family="table-cell" style:parent-style-name="Default" style:data-style-name="N133">
      <style:table-cell-properties fo:border-bottom="none" fo:background-color="#c0c0c0" style:diagonal-bl-tr="none" style:diagonal-tl-br="none" fo:border-left="1.76pt solid #0000ff" fo:padding="2.01pt" fo:border-right="none" style:rotation-align="none" fo:border-top="none"/>
    </style:style>
    <style:style style:name="ce13" style:family="table-cell" style:parent-style-name="Default" style:data-style-name="N133">
      <style:table-cell-properties fo:border-bottom="1.76pt solid #0000ff" fo:background-color="#c0c0c0" style:diagonal-bl-tr="none" style:diagonal-tl-br="none" fo:border-left="1.76pt solid #0000ff" fo:padding="2.01pt" fo:border-right="none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2.49pt solid #ff0000" fo:padding="2.01pt" fo:border-right="none" style:rotation-align="none" fo:border-top="2.49pt solid #ff0000"/>
    </style:style>
    <style:style style:name="ce15" style:family="table-cell" style:parent-style-name="Default">
      <style:table-cell-properties fo:border-bottom="none" style:diagonal-bl-tr="none" style:diagonal-tl-br="none" fo:border-left="2.49pt solid #ff0000" fo:padding="2.01pt" fo:border-right="none" style:rotation-align="none" fo:border-top="none"/>
    </style:style>
    <style:style style:name="ce16" style:family="table-cell" style:parent-style-name="Default">
      <style:table-cell-properties fo:border-bottom="2.49pt solid #ff0000" style:diagonal-bl-tr="none" style:diagonal-tl-br="none" fo:border-left="2.49pt solid #ff0000" fo:padding="2.01pt" fo:border-right="none" style:rotation-align="none" fo:border-top="none"/>
    </style:style>
    <style:style style:name="ce17" style:family="table-cell" style:parent-style-name="Default">
      <style:table-cell-properties fo:border-bottom="1.76pt solid #0000ff" fo:background-color="#c0c0c0" style:diagonal-bl-tr="none" style:diagonal-tl-br="none" fo:border-left="1.76pt solid #0000ff" fo:padding="2.01pt" fo:border-right="none" style:rotation-align="none" fo:border-top="1.76pt solid #0000ff"/>
    </style:style>
    <style:style style:name="ce18" style:family="table-cell" style:parent-style-name="Default" style:data-style-name="N133">
      <style:table-cell-properties fo:border-bottom="none" fo:background-color="#c0c0c0" style:diagonal-bl-tr="none" style:diagonal-tl-br="none" fo:border-left="none" fo:padding="2.01pt" fo:border-right="none" style:rotation-align="none" fo:border-top="1.76pt solid #0000ff"/>
    </style:style>
    <style:style style:name="ce19" style:family="table-cell" style:parent-style-name="Default" style:data-style-name="N133">
      <style:table-cell-properties fo:background-color="#c0c0c0" style:diagonal-bl-tr="none" style:diagonal-tl-br="none" fo:border="none" fo:padding="2.01pt" style:rotation-align="none"/>
    </style:style>
    <style:style style:name="ce20" style:family="table-cell" style:parent-style-name="Default" style:data-style-name="N133">
      <style:table-cell-properties fo:border-bottom="1.76pt solid #0000ff" fo:background-color="#c0c0c0" style:diagonal-bl-tr="none" style:diagonal-tl-br="none" fo:border-left="none" fo:padding="2.01pt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solid #ff0000"/>
    </style:style>
    <style:style style:name="ce22" style:family="table-cell" style:parent-style-name="Default">
      <style:table-cell-properties style:diagonal-bl-tr="none" style:diagonal-tl-br="none" fo:border="none" fo:padding="2.01pt" style:rotation-align="none"/>
    </style:style>
    <style:style style:name="ce23" style:family="table-cell" style:parent-style-name="Default">
      <style:table-cell-properties fo:border-bottom="2.49pt solid #ff0000" style:diagonal-bl-tr="none" style:diagonal-tl-br="none" fo:border-left="none" fo:padding="2.01pt" fo:border-right="none" style:rotation-align="none" fo:border-top="none"/>
    </style:style>
    <style:style style:name="ce24" style:family="table-cell" style:parent-style-name="Default">
      <style:table-cell-properties fo:border-bottom="1.76pt solid #0000ff" fo:background-color="#c0c0c0" style:diagonal-bl-tr="none" style:diagonal-tl-br="none" fo:border-left="none" fo:padding="2.01pt" fo:border-right="none" style:rotation-align="none" fo:border-top="1.76pt solid #0000ff"/>
    </style:style>
    <style:style style:name="ce25" style:family="table-cell" style:parent-style-name="Default" style:data-style-name="N133">
      <style:table-cell-properties fo:border-bottom="none" fo:background-color="#c0c0c0" style:diagonal-bl-tr="none" style:diagonal-tl-br="none" fo:border-left="none" fo:padding="2.01pt" fo:border-right="1.76pt solid #0000ff" style:rotation-align="none" fo:border-top="1.76pt solid #0000ff"/>
    </style:style>
    <style:style style:name="ce26" style:family="table-cell" style:parent-style-name="Default" style:data-style-name="N133">
      <style:table-cell-properties fo:border-bottom="none" fo:background-color="#c0c0c0" style:diagonal-bl-tr="none" style:diagonal-tl-br="none" fo:border-left="none" fo:padding="2.01pt" fo:border-right="1.76pt solid #0000ff" style:rotation-align="none" fo:border-top="none"/>
    </style:style>
    <style:style style:name="ce27" style:family="table-cell" style:parent-style-name="Default" style:data-style-name="N133">
      <style:table-cell-properties fo:border-bottom="1.76pt solid #0000ff" fo:background-color="#c0c0c0" style:diagonal-bl-tr="none" style:diagonal-tl-br="none" fo:border-left="none" fo:padding="2.01pt" fo:border-right="1.76pt solid #0000ff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none" fo:padding="2.01pt" fo:border-right="2.49pt solid #ff0000" style:rotation-align="none" fo:border-top="2.49pt solid #ff0000"/>
    </style:style>
    <style:style style:name="ce29" style:family="table-cell" style:parent-style-name="Default">
      <style:table-cell-properties fo:border-bottom="none" style:diagonal-bl-tr="none" style:diagonal-tl-br="none" fo:border-left="none" fo:padding="2.01pt" fo:border-right="2.49pt solid #ff0000" style:rotation-align="none" fo:border-top="none"/>
    </style:style>
    <style:style style:name="ce30" style:family="table-cell" style:parent-style-name="Default">
      <style:table-cell-properties fo:border-bottom="2.49pt solid #ff0000" style:diagonal-bl-tr="none" style:diagonal-tl-br="none" fo:border-left="none" fo:padding="2.01pt" fo:border-right="2.49pt solid #ff0000" style:rotation-align="none" fo:border-top="none"/>
    </style:style>
    <style:style style:name="ce31" style:family="table-cell" style:parent-style-name="Default">
      <style:table-cell-properties fo:border-bottom="1.76pt solid #0000ff" fo:background-color="#c0c0c0" style:diagonal-bl-tr="none" style:diagonal-tl-br="none" fo:border-left="none" fo:padding="2.01pt" fo:border-right="1.76pt solid #0000ff" style:rotation-align="none" fo:border-top="1.76pt solid #0000ff"/>
    </style:style>
    <style:style style:name="ce32" style:family="table-cell" style:parent-style-name="Default" style:data-style-name="N133">
      <style:table-cell-properties style:diagonal-bl-tr="none" style:diagonal-tl-br="none" fo:border="2.49pt double-thin #212121" style:border-line-width="0.51pt 1.5pt 0.51pt" fo:padding="2.01pt" style:rotation-align="none"/>
    </style:style>
    <style:style style:name="ce33" style:family="table-cell" style:parent-style-name="Default">
      <style:table-cell-properties fo:border-bottom="none" fo:background-color="#c0c0c0" style:diagonal-bl-tr="none" style:diagonal-tl-br="none" fo:border-left="1.76pt solid #0000ff" fo:padding="2.01pt" fo:border-right="1.76pt solid #0000ff" style:rotation-align="none" fo:border-top="1.76pt solid #0000ff"/>
    </style:style>
    <style:style style:name="ce34" style:family="table-cell" style:parent-style-name="Default">
      <style:table-cell-properties fo:border-bottom="none" fo:background-color="#c0c0c0" style:diagonal-bl-tr="none" style:diagonal-tl-br="none" fo:border-left="1.76pt solid #0000ff" fo:padding="2.01pt" fo:border-right="1.76pt solid #0000ff" style:rotation-align="none" fo:border-top="none"/>
    </style:style>
    <style:style style:name="ce35" style:family="table-cell" style:parent-style-name="Default">
      <style:table-cell-properties fo:border-bottom="1.76pt solid #0000ff" fo:background-color="#c0c0c0" style:diagonal-bl-tr="none" style:diagonal-tl-br="none" fo:border-left="1.76pt solid #0000ff" fo:padding="2.01pt" fo:border-right="1.76pt solid #0000ff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2.49pt solid #ff0000" fo:padding="2.01pt" fo:border-right="none" style:rotation-align="none" fo:border-top="2.49pt solid #ff0000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2.49pt solid #ff0000" fo:padding="2.01pt" fo:border-right="none" style:rotation-align="none" fo:border-top="none"/>
    </style:style>
    <style:style style:name="ce38" style:family="table-cell" style:parent-style-name="Default">
      <style:table-cell-properties fo:border-bottom="2.49pt solid #ff0000" style:diagonal-bl-tr="none" style:diagonal-tl-br="none" fo:background-color="transparent" fo:border-left="2.49pt solid #ff0000" fo:padding="2.01pt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2.49pt solid #ff0000"/>
    </style:style>
    <style:style style:name="ce40" style:family="table-cell" style:parent-style-name="Default">
      <style:table-cell-properties fo:border-bottom="2.49pt solid #ff0000" style:diagonal-bl-tr="none" style:diagonal-tl-br="none" fo:background-color="transparent" fo:border-left="none" fo:padding="2.01pt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none" fo:padding="2.01pt" fo:border-right="2.49pt solid #ff0000" style:rotation-align="none" fo:border-top="2.49pt solid #ff0000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none" fo:padding="2.01pt" fo:border-right="2.49pt solid #ff0000" style:rotation-align="none" fo:border-top="none"/>
    </style:style>
    <style:style style:name="ce43" style:family="table-cell" style:parent-style-name="Default">
      <style:table-cell-properties fo:border-bottom="2.49pt solid #ff0000" style:diagonal-bl-tr="none" style:diagonal-tl-br="none" fo:background-color="transparent" fo:border-left="none" fo:padding="2.01pt" fo:border-right="2.49pt solid #ff0000" style:rotation-align="none" fo:border-top="none"/>
    </style:style>
    <style:style style:name="ce44" style:family="table-cell" style:parent-style-name="Default">
      <style:table-cell-properties style:diagonal-bl-tr="none" style:diagonal-tl-br="none" fo:border="2.49pt double-thin #212121" style:border-line-width="0.51pt 1.5pt 0.51pt" fo:padding="2.01pt" style:rotation-align="none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46" style:family="table-cell" style:parent-style-name="Default" style:data-style-name="N133">
      <style:table-cell-properties fo:border-bottom="none" fo:background-color="#c0c0c0" style:diagonal-bl-tr="none" style:diagonal-tl-br="none" fo:border-left="1.76pt solid #0000ff" fo:padding="2.01pt" fo:border-right="1.76pt solid #0000ff" style:rotation-align="none" fo:border-top="1.76pt solid #0000ff"/>
    </style:style>
    <style:style style:name="ce47" style:family="table-cell" style:parent-style-name="Default" style:data-style-name="N133">
      <style:table-cell-properties fo:border-bottom="none" fo:background-color="#c0c0c0" style:diagonal-bl-tr="none" style:diagonal-tl-br="none" fo:border-left="1.76pt solid #0000ff" fo:padding="2.01pt" fo:border-right="1.76pt solid #0000ff" style:rotation-align="none" fo:border-top="none"/>
    </style:style>
    <style:style style:name="ce48" style:family="table-cell" style:parent-style-name="Default" style:data-style-name="N133">
      <style:table-cell-properties fo:border-bottom="1.76pt solid #0000ff" fo:background-color="#c0c0c0" style:diagonal-bl-tr="none" style:diagonal-tl-br="none" fo:border-left="1.76pt solid #0000ff" fo:padding="2.01pt" fo:border-right="1.76pt solid #0000ff" style:rotation-align="none" fo:border-top="none"/>
    </style:style>
    <style:style style:name="ce49" style:family="table-cell" style:parent-style-name="Default" style:data-style-name="N133">
      <style:table-cell-properties fo:border-bottom="none" style:diagonal-bl-tr="none" style:diagonal-tl-br="none" fo:border-left="none" fo:padding="2.01pt" fo:border-right="none" style:rotation-align="none" fo:border-top="1.76pt solid #0000ff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3" style:family="graphic">
      <style:graphic-properties draw:stroke="none" draw:fill="none" draw:fill-color="#212121" draw:textarea-horizontal-align="justify" draw:textarea-vertical-align="top" draw:auto-grow-height="false" fo:min-height="19.84pt" fo:min-width="61.57pt" fo:padding-top="1.59pt" fo:padding-bottom="1.59pt" fo:padding-left="1.59pt" fo:padding-right="1.59pt" fo:wrap-option="wrap" draw:shadow-color="#808080"/>
    </style:style>
    <style:style style:name="gr4" style:family="graphic">
      <style:graphic-properties draw:stroke="none" draw:fill="none" draw:fill-color="#212121" draw:textarea-horizontal-align="justify" draw:textarea-vertical-align="top" draw:auto-grow-height="false" fo:min-height="19.84pt" fo:min-width="61.54pt" fo:padding-top="1.59pt" fo:padding-bottom="1.59pt" fo:padding-left="1.59pt" fo:padding-right="1.59pt" fo:wrap-option="wrap" draw:shadow-color="#808080"/>
    </style:style>
    <style:style style:name="gr5" style:family="graphic">
      <style:graphic-properties draw:stroke="none" draw:fill="none" draw:fill-color="#212121" draw:textarea-horizontal-align="justify" draw:textarea-vertical-align="top" draw:auto-grow-height="false" fo:min-height="19.84pt" fo:min-width="71.72pt" fo:padding-top="1.59pt" fo:padding-bottom="1.59pt" fo:padding-left="1.59pt" fo:padding-right="1.59pt" fo:wrap-option="wrap" draw:shadow-color="#808080"/>
    </style:style>
    <style:style style:name="gr6" style:family="graphic">
      <style:graphic-properties draw:stroke="solid" svg:stroke-width="0.74pt" svg:stroke-color="#212121" draw:stroke-linejoin="miter" svg:stroke-linecap="square" draw:fill="none" draw:fill-color="#212121" draw:textarea-horizontal-align="justify" draw:textarea-vertical-align="top" draw:auto-grow-height="false" fo:min-height="18.45pt" fo:min-width="17.38pt" fo:padding-top="1.59pt" fo:padding-bottom="1.59pt" fo:padding-left="1.59pt" fo:padding-right="1.59pt" fo:wrap-option="wrap" draw:shadow-color="#808080"/>
    </style:style>
    <style:style style:name="gr7" style:family="graphic">
      <style:graphic-properties draw:stroke="none" draw:fill="none" draw:fill-color="#212121" draw:textarea-horizontal-align="justify" draw:textarea-vertical-align="top" draw:auto-grow-height="false" fo:min-height="17.04pt" fo:min-width="15.11pt" fo:padding-top="1.59pt" fo:padding-bottom="1.59pt" fo:padding-left="1.59pt" fo:padding-right="1.59pt" fo:wrap-option="wrap" draw:shadow-color="#808080"/>
    </style:style>
    <style:style style:name="gr8" style:family="graphic">
      <style:graphic-properties draw:stroke="none" draw:fill="none" draw:fill-color="#212121" draw:textarea-horizontal-align="justify" draw:textarea-vertical-align="top" draw:auto-grow-height="false" fo:min-height="17.8pt" fo:min-width="33.25pt" fo:padding-top="1.59pt" fo:padding-bottom="1.59pt" fo:padding-left="1.59pt" fo:padding-right="1.59pt" fo:wrap-option="wrap" draw:shadow-color="#808080"/>
    </style:style>
    <style:style style:name="gr9" style:family="graphic">
      <style:graphic-properties draw:stroke="none" draw:fill="none" draw:fill-color="#212121" draw:textarea-horizontal-align="justify" draw:textarea-vertical-align="top" draw:auto-grow-height="false" fo:min-height="17.77pt" fo:min-width="33.25pt" fo:padding-top="1.59pt" fo:padding-bottom="1.59pt" fo:padding-left="1.59pt" fo:padding-right="1.59pt" fo:wrap-option="wrap" draw:shadow-color="#808080"/>
    </style:style>
    <style:style style:name="gr10" style:family="graphic">
      <style:graphic-properties draw:stroke="solid" svg:stroke-width="0.74pt" svg:stroke-color="#212121" draw:stroke-linejoin="miter" svg:stroke-linecap="square" draw:fill="none" draw:fill-color="#212121" draw:textarea-horizontal-align="justify" draw:textarea-vertical-align="top" draw:auto-grow-height="false" fo:min-height="18.48pt" fo:min-width="17.38pt" fo:padding-top="1.59pt" fo:padding-bottom="1.59pt" fo:padding-left="1.59pt" fo:padding-right="1.59pt" fo:wrap-option="wrap" draw:shadow-color="#808080"/>
    </style:style>
    <style:style style:name="gr11" style:family="graphic">
      <style:graphic-properties draw:stroke="none" draw:fill="none" draw:fill-color="#212121" draw:textarea-horizontal-align="justify" draw:textarea-vertical-align="top" draw:auto-grow-height="false" fo:min-height="17.04pt" fo:min-width="15.08pt" fo:padding-top="1.59pt" fo:padding-bottom="1.59pt" fo:padding-left="1.59pt" fo:padding-right="1.59pt" fo:wrap-option="wrap" draw:shadow-color="#808080"/>
    </style:style>
    <style:style style:name="gr12" style:family="graphic">
      <style:graphic-properties draw:stroke="solid" svg:stroke-width="2.01pt" svg:stroke-color="#ff00ff" draw:marker-end="msArrowEnd_20_5" draw:marker-end-width="6.04pt" draw:marker-end-center="false" draw:stroke-linejoin="miter" svg:stroke-linecap="squar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/>
    </style:style>
    <style:style style:name="gr13" style:family="graphic">
      <style:graphic-properties draw:stroke="solid" svg:stroke-width="2.01pt" svg:stroke-color="#00ff00" draw:marker-end="msArrowEnd_20_5" draw:marker-end-width="6.04pt" draw:marker-end-center="false" draw:stroke-linejoin="miter" svg:stroke-linecap="squar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/>
    </style:style>
    <style:style style:name="gr14" style:family="graphic">
      <style:graphic-properties draw:stroke="solid" svg:stroke-width="2.01pt" svg:stroke-color="#0000ff" draw:marker-end="msArrowEnd_20_5" draw:marker-end-width="6.04pt" draw:marker-end-center="false" draw:stroke-linejoin="miter" svg:stroke-linecap="squar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/>
    </style:style>
    <style:style style:name="gr15" style:family="graphic">
      <style:graphic-properties draw:stroke="none" draw:fill="none" draw:fill-color="#212121" draw:textarea-horizontal-align="justify" draw:textarea-vertical-align="top" draw:auto-grow-height="false" fo:min-height="19.79pt" fo:min-width="60.55pt" fo:padding-top="1.59pt" fo:padding-bottom="1.59pt" fo:padding-left="1.59pt" fo:padding-right="1.59pt" fo:wrap-option="wrap" draw:shadow-color="#808080"/>
    </style:style>
    <style:style style:name="gr16" style:family="graphic">
      <style:graphic-properties draw:stroke="none" draw:fill="none" draw:fill-color="#212121" draw:textarea-horizontal-align="justify" draw:textarea-vertical-align="top" draw:auto-grow-height="false" fo:min-height="19.79pt" fo:min-width="60.58pt" fo:padding-top="1.59pt" fo:padding-bottom="1.59pt" fo:padding-left="1.59pt" fo:padding-right="1.59pt" fo:wrap-option="wrap" draw:shadow-color="#808080"/>
    </style:style>
    <style:style style:name="gr17" style:family="graphic">
      <style:graphic-properties draw:stroke="none" draw:fill="none" draw:fill-color="#212121" draw:textarea-horizontal-align="justify" draw:textarea-vertical-align="top" draw:auto-grow-height="false" fo:min-height="19.79pt" fo:min-width="70.47pt" fo:padding-top="1.59pt" fo:padding-bottom="1.59pt" fo:padding-left="1.59pt" fo:padding-right="1.59pt" fo:wrap-option="wrap" draw:shadow-color="#808080"/>
    </style:style>
    <style:style style:name="gr18" style:family="graphic">
      <style:graphic-properties draw:stroke="solid" svg:stroke-width="0.74pt" svg:stroke-color="#212121" draw:stroke-linejoin="miter" svg:stroke-linecap="square" draw:fill="none" draw:fill-color="#212121" draw:textarea-horizontal-align="justify" draw:textarea-vertical-align="top" draw:auto-grow-height="false" fo:min-height="17.74pt" fo:min-width="16.24pt" fo:padding-top="1.59pt" fo:padding-bottom="1.59pt" fo:padding-left="1.59pt" fo:padding-right="1.59pt" fo:wrap-option="wrap" draw:shadow-color="#808080"/>
    </style:style>
    <style:style style:name="gr19" style:family="graphic">
      <style:graphic-properties draw:stroke="none" draw:fill="none" draw:fill-color="#212121" draw:textarea-horizontal-align="justify" draw:textarea-vertical-align="top" draw:auto-grow-height="false" fo:min-height="17.69pt" fo:min-width="32.71pt" fo:padding-top="1.59pt" fo:padding-bottom="1.59pt" fo:padding-left="1.59pt" fo:padding-right="1.59pt" fo:wrap-option="wrap" draw:shadow-color="#808080"/>
    </style:style>
    <style:style style:name="gr20" style:family="graphic">
      <style:graphic-properties draw:stroke="none" draw:fill="none" draw:fill-color="#212121" draw:textarea-horizontal-align="justify" draw:textarea-vertical-align="top" draw:auto-grow-height="false" fo:min-height="16.98pt" fo:min-width="14.77pt" fo:padding-top="1.59pt" fo:padding-bottom="1.59pt" fo:padding-left="1.59pt" fo:padding-right="1.59pt" fo:wrap-option="wrap" draw:shadow-color="#808080"/>
    </style:style>
    <style:style style:name="gr21" style:family="graphic">
      <style:graphic-properties draw:stroke="solid" svg:stroke-width="0.74pt" svg:stroke-color="#212121" draw:stroke-linejoin="miter" svg:stroke-linecap="square" draw:fill="none" draw:fill-color="#212121" draw:textarea-horizontal-align="justify" draw:textarea-vertical-align="top" draw:auto-grow-height="false" fo:min-height="17.77pt" fo:min-width="16.24pt" fo:padding-top="1.59pt" fo:padding-bottom="1.59pt" fo:padding-left="1.59pt" fo:padding-right="1.59pt" fo:wrap-option="wrap" draw:shadow-color="#808080"/>
    </style:style>
    <style:style style:name="gr22" style:family="graphic">
      <style:graphic-properties draw:stroke="none" draw:fill="none" draw:fill-color="#212121" draw:textarea-horizontal-align="justify" draw:textarea-vertical-align="top" draw:auto-grow-height="false" fo:min-height="17.72pt" fo:min-width="32.71pt" fo:padding-top="1.59pt" fo:padding-bottom="1.59pt" fo:padding-left="1.59pt" fo:padding-right="1.59pt" fo:wrap-option="wrap" draw:shadow-color="#808080"/>
    </style:style>
    <style:style style:name="gr23" style:family="graphic">
      <style:graphic-properties draw:stroke="none" draw:fill="none" draw:fill-color="#212121" draw:textarea-horizontal-align="justify" draw:textarea-vertical-align="top" draw:auto-grow-height="false" fo:min-height="16.98pt" fo:min-width="14.8pt" fo:padding-top="1.59pt" fo:padding-bottom="1.59pt" fo:padding-left="1.59pt" fo:padding-right="1.59pt" fo:wrap-option="wrap" draw:shadow-color="#808080"/>
    </style:style>
    <style:style style:name="gr24" style:family="graphic">
      <style:graphic-properties draw:stroke="none" draw:fill="none" draw:fill-color="#212121" draw:textarea-horizontal-align="justify" draw:textarea-vertical-align="top" draw:auto-grow-height="false" fo:min-height="17.01pt" fo:min-width="14.77pt" fo:padding-top="1.59pt" fo:padding-bottom="1.59pt" fo:padding-left="1.59pt" fo:padding-right="1.59pt" fo:wrap-option="wrap" draw:shadow-color="#808080"/>
    </style:style>
    <style:style style:name="gr25" style:family="graphic">
      <style:graphic-properties draw:stroke="none" draw:fill="none" draw:fill-color="#212121" draw:textarea-horizontal-align="justify" draw:textarea-vertical-align="top" draw:auto-grow-height="false" fo:min-height="17.01pt" fo:min-width="14.8pt" fo:padding-top="1.59pt" fo:padding-bottom="1.59pt" fo:padding-left="1.59pt" fo:padding-right="1.59pt" fo:wrap-option="wrap" draw:shadow-color="#808080"/>
    </style:style>
    <style:style style:name="gr26" style:family="graphic">
      <style:graphic-properties draw:stroke="none" draw:fill="none" draw:fill-color="#212121" draw:textarea-horizontal-align="justify" draw:textarea-vertical-align="top" draw:auto-grow-height="false" fo:min-height="17.72pt" fo:min-width="32.74pt" fo:padding-top="1.59pt" fo:padding-bottom="1.59pt" fo:padding-left="1.59pt" fo:padding-right="1.59pt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212121"/>
      <style:paragraph-properties fo:text-align="start" style:writing-mode="lr-tb"/>
    </style:style>
    <style:style style:name="P5" style:family="paragraph">
      <loext:graphic-properties draw:fill="none" draw:fill-color="#212121"/>
      <style:paragraph-properties style:writing-mode="lr-tb"/>
    </style:style>
    <style:style style:name="T1" style:family="text">
      <style:text-properties fo:color="#000080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ff00ff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339933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escriçã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Descrição.K49" table:end-x="1.64pt" table:end-y="10.52pt" draw:z-index="0" draw:name="Picture 1" draw:style-name="gr1" draw:text-style-name="P1" svg:width="472.39pt" svg:height="622.52pt" svg:x="32.23pt" svg:y="0pt">
              <draw:image xlink:href="Pictures/2000031100003E110000559DD206A379C88A1E9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quema" table:style-name="ta2">
        <table:shapes>
          <draw:frame draw:z-index="0" draw:name=" 0" draw:style-name="gr2" draw:text-style-name="P2" svg:width="599.3pt" svg:height="427.86pt" svg:x="28.37pt" svg:y="14.14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2" table:number-rows-repeated="4">
          <table:table-cell table:number-columns-repeated="8"/>
        </table:table-row>
        <table:table-row table:style-name="ro2">
          <table:table-cell/>
          <table:table-cell>
            <draw:custom-shape table:end-cell-address="Esquema.C7" table:end-x="27.16pt" table:end-y="8.39pt" draw:z-index="31" draw:name="Texto 40" draw:style-name="gr3" draw:text-style-name="P4" svg:width="64.74pt" svg:height="23.02pt" svg:x="26.42pt" svg:y="10.97pt">
              <text:p text:style-name="P3"><text:span text:style-name="T1">Ofert</text:span><text:span text:style-name="T1">as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Esquema.E7" table:end-x="1.62pt" table:end-y="8.39pt" draw:z-index="30" draw:name="Texto 39" draw:style-name="gr4" draw:text-style-name="P4" svg:width="64.71pt" svg:height="23.02pt" svg:x="0.91pt" svg:y="10.97pt">
              <text:p text:style-name="P3"><text:span text:style-name="T1">Plan</text:span><text:span text:style-name="T1">tas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Esquema.H7" table:end-x="0.51pt" table:end-y="8.39pt" draw:z-index="15" draw:name="Texto 16" draw:style-name="gr4" draw:text-style-name="P4" svg:width="64.71pt" svg:height="23.02pt" svg:x="63.81pt" svg:y="10.97pt">
              <text:p text:style-name="P3"><text:span text:style-name="T1">Cida</text:span><text:span text:style-name="T1">des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Esquema.I7" table:end-x="41.98pt" table:end-y="8.39pt" draw:z-index="16" draw:name="Texto 17" draw:style-name="gr5" draw:text-style-name="P4" svg:width="74.89pt" svg:height="23.02pt" svg:x="31.1pt" svg:y="10.97pt">
              <text:p text:style-name="P3"><text:span text:style-name="T1">Dem</text:span><text:span text:style-name="T1">and</text:span><text:span text:style-name="T1">as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6"/>
          <table:table-cell>
            <draw:custom-shape table:end-cell-address="Esquema.G11" table:end-x="50.29pt" table:end-y="5.33pt" draw:z-index="4" draw:name="Oval 4" draw:style-name="gr6" draw:text-style-name="P5" svg:width="29.06pt" svg:height="30.59pt" svg:x="21.23pt" svg:y="0.34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Esquema.G11" table:end-x="46.54pt" table:end-y="2.44pt" draw:z-index="14" draw:name="Texto 14" draw:style-name="gr7" draw:text-style-name="P4" svg:width="18.28pt" svg:height="20.21pt" svg:x="28.26pt" svg:y="7.82pt">
              <text:p text:style-name="P3"><text:span text:style-name="T2">1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Esquema.I10" table:end-x="16.38pt" table:end-y="10.2pt" draw:z-index="29" draw:name="Texto 38" draw:style-name="gr8" draw:text-style-name="P4" svg:width="36.43pt" svg:height="20.98pt" svg:x="43.97pt" svg:y="2.04pt">
              <text:p text:style-name="P3"><text:span text:style-name="T2">45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>
            <draw:custom-shape table:end-cell-address="Esquema.C14" table:end-x="8.73pt" table:end-y="4.03pt" draw:z-index="23" draw:name="Texto 26" draw:style-name="gr9" draw:text-style-name="P4" svg:width="36.43pt" svg:height="20.95pt" svg:x="36.31pt" svg:y="8.67pt">
              <text:p text:style-name="P3"><text:span text:style-name="T2">35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Esquema.D14" table:end-x="39.86pt" table:end-y="9.18pt" draw:z-index="1" draw:name="Oval 1" draw:style-name="gr10" draw:text-style-name="P5" svg:width="29.06pt" svg:height="30.61pt" svg:x="10.8pt" svg:y="4.17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Esquema.D14" table:end-x="35.35pt" table:end-y="6.18pt" draw:z-index="9" draw:name="Texto 9" draw:style-name="gr11" draw:text-style-name="P4" svg:width="18.26pt" svg:height="20.21pt" svg:x="17.09pt" svg:y="11.57pt">
              <text:p text:style-name="P3"><text:span text:style-name="T2">1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2">
          <table:table-cell table:number-columns-repeated="3"/>
          <table:table-cell>
            <draw:line table:end-cell-address="Esquema.G15" table:end-x="20.01pt" table:end-y="0.57pt" draw:z-index="17" draw:name="Line 17" draw:style-name="gr12" draw:text-style-name="P1" svg:x1="39.86pt" svg:y1="4.65pt" svg:x2="212pt" svg:y2="26.16pt">
              <text:p/>
            </draw:line>
            <draw:line table:end-cell-address="Esquema.G20" table:end-x="21.23pt" table:end-y="12.3pt" draw:z-index="18" draw:name="Line 18" draw:style-name="gr12" draw:text-style-name="P1" svg:x1="39.86pt" svg:y1="11.62pt" svg:x2="213.22pt" svg:y2="101.91pt">
              <text:p/>
            </draw:line>
          </table:table-cell>
          <table:table-cell table:number-columns-repeated="4"/>
        </table:table-row>
        <table:table-row table:style-name="ro2">
          <table:table-cell table:number-columns-repeated="3"/>
          <table:table-cell>
            <draw:line table:end-cell-address="Esquema.G25" table:end-x="35.15pt" table:end-y="9.47pt" draw:z-index="34" draw:name="Line 40" draw:style-name="gr12" draw:text-style-name="P1" svg:x1="31.15pt" svg:y1="7.99pt" svg:x2="227.14pt" svg:y2="150.26pt">
              <text:p/>
            </draw:line>
          </table:table-cell>
          <table:table-cell table:number-columns-repeated="2"/>
          <table:table-cell>
            <draw:custom-shape table:end-cell-address="Esquema.G16" table:end-x="50.29pt" table:end-y="5.5pt" draw:z-index="5" draw:name="Oval 5" draw:style-name="gr6" draw:text-style-name="P5" svg:width="29.06pt" svg:height="30.59pt" svg:x="21.23pt" svg:y="0.51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Esquema.G16" table:end-x="46.54pt" table:end-y="2.61pt" draw:z-index="13" draw:name="Texto 13" draw:style-name="gr7" draw:text-style-name="P4" svg:width="18.28pt" svg:height="20.21pt" svg:x="28.26pt" svg:y="7.99pt">
              <text:p text:style-name="P3"><text:span text:style-name="T2">2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Esquema.I15" table:end-x="16.38pt" table:end-y="12.87pt" draw:z-index="28" draw:name="Texto 37" draw:style-name="gr8" draw:text-style-name="P4" svg:width="36.43pt" svg:height="20.98pt" svg:x="43.97pt" svg:y="4.68pt">
              <text:p text:style-name="P3"><text:span text:style-name="T2">2</text:span><text:span text:style-name="T2">0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>
          <table:table-cell table:number-columns-repeated="6"/>
          <table:table-cell>
            <draw:line table:end-cell-address="Esquema.J17" table:end-x="0.88pt" table:end-y="4.79pt" draw:z-index="35" draw:name="Line 41" draw:style-name="gr12" draw:text-style-name="P1" svg:x1="-151.54pt" svg:y1="-26.39pt" svg:x2="21.83pt" svg:y2="-54.96pt">
              <text:p/>
            </draw:line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>
            <draw:custom-shape table:end-cell-address="Esquema.D19" table:end-x="39.86pt" table:end-y="10.52pt" draw:z-index="2" draw:name="Oval 2" draw:style-name="gr6" draw:text-style-name="P5" svg:width="29.06pt" svg:height="30.59pt" svg:x="10.8pt" svg:y="5.56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2">
          <table:table-cell/>
          <table:table-cell>
            <draw:custom-shape table:end-cell-address="Esquema.C19" table:end-x="8.73pt" table:end-y="8.39pt" draw:z-index="24" draw:name="Texto 27" draw:style-name="gr8" draw:text-style-name="P4" svg:width="36.43pt" svg:height="20.98pt" svg:x="36.31pt" svg:y="0.23pt">
              <text:p text:style-name="P3"><text:span text:style-name="T2">5</text:span><text:span text:style-name="T2">0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Esquema.D19" table:end-x="35.35pt" table:end-y="7.63pt" draw:z-index="8" draw:name="Texto 8" draw:style-name="gr11" draw:text-style-name="P4" svg:width="18.26pt" svg:height="20.21pt" svg:x="17.09pt" svg:y="0.23pt">
              <text:p text:style-name="P3"><text:span text:style-name="T2">2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2">
          <table:table-cell table:number-columns-repeated="3"/>
          <table:table-cell>
            <draw:line table:end-cell-address="Esquema.G21" table:end-x="20.01pt" table:end-y="6.55pt" draw:z-index="20" draw:name="Line 20" draw:style-name="gr13" draw:text-style-name="P1" svg:x1="39.86pt" svg:y1="0.26pt" svg:x2="212pt" svg:y2="32.14pt">
              <text:p/>
            </draw:line>
            <draw:line table:end-cell-address="Esquema.G26" table:end-x="22.42pt" table:end-y="4.59pt" draw:z-index="33" draw:name="Line 39" draw:style-name="gr13" draw:text-style-name="P1" svg:x1="35.8pt" svg:y1="9.78pt" svg:x2="214.41pt" svg:y2="94.17pt">
              <text:p/>
            </draw:line>
          </table:table-cell>
          <table:table-cell table:number-columns-repeated="4"/>
        </table:table-row>
        <table:table-row table:style-name="ro2">
          <table:table-cell table:number-columns-repeated="6"/>
          <table:table-cell>
            <draw:custom-shape table:end-cell-address="Esquema.G22" table:end-x="50.29pt" table:end-y="8.62pt" draw:z-index="6" draw:name="Oval 6" draw:style-name="gr6" draw:text-style-name="P5" svg:width="29.06pt" svg:height="30.59pt" svg:x="21.23pt" svg:y="3.63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Esquema.G22" table:end-x="46.54pt" table:end-y="4.03pt" draw:z-index="12" draw:name="Texto 12" draw:style-name="gr7" draw:text-style-name="P4" svg:width="18.28pt" svg:height="20.21pt" svg:x="28.26pt" svg:y="9.41pt">
              <text:p text:style-name="P3"><text:span text:style-name="T2">3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Esquema.I22" table:end-x="16.38pt" table:end-y="3.06pt" draw:z-index="27" draw:name="Texto 36" draw:style-name="gr8" draw:text-style-name="P4" svg:width="36.43pt" svg:height="20.98pt" svg:x="43.97pt" svg:y="7.68pt">
              <text:p text:style-name="P3"><text:span text:style-name="T2">30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>
          <table:table-cell table:number-columns-repeated="6"/>
          <table:table-cell>
            <draw:line table:end-cell-address="Esquema.I24" table:end-x="45.5pt" table:end-y="6.07pt" draw:z-index="36" draw:name="Line 42" draw:style-name="gr13" draw:text-style-name="P1" svg:x1="-150.49pt" svg:y1="-32.4pt" svg:x2="13.72pt" svg:y2="-71.35pt">
              <text:p/>
            </draw:line>
          </table:table-cell>
          <table:table-cell/>
        </table:table-row>
        <table:table-row table:style-name="ro2">
          <table:table-cell table:number-columns-repeated="3"/>
          <table:table-cell>
            <draw:custom-shape table:end-cell-address="Esquema.D25" table:end-x="39.86pt" table:end-y="3.26pt" draw:z-index="3" draw:name="Oval 3" draw:style-name="gr6" draw:text-style-name="P5" svg:width="29.06pt" svg:height="30.59pt" svg:x="10.8pt" svg:y="11.08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2">
          <table:table-cell/>
          <table:table-cell>
            <draw:custom-shape table:end-cell-address="Esquema.C25" table:end-x="8.73pt" table:end-y="2.3pt" draw:z-index="25" draw:name="Texto 28" draw:style-name="gr9" draw:text-style-name="P4" svg:width="36.43pt" svg:height="20.95pt" svg:x="36.31pt" svg:y="6.94pt">
              <text:p text:style-name="P3"><text:span text:style-name="T2">40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Esquema.D25" table:end-x="35.35pt" table:end-y="0.37pt" draw:z-index="10" draw:name="Texto 10" draw:style-name="gr11" draw:text-style-name="P4" svg:width="18.26pt" svg:height="20.21pt" svg:x="17.09pt" svg:y="5.75pt">
              <text:p text:style-name="P3"><text:span text:style-name="T2">3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2">
          <table:table-cell table:number-columns-repeated="3"/>
          <table:table-cell>
            <draw:line table:end-cell-address="Esquema.G27" table:end-x="21.23pt" table:end-y="0.45pt" draw:z-index="22" draw:name="Line 22" draw:style-name="gr14" draw:text-style-name="P1" svg:x1="39.86pt" svg:y1="6.24pt" svg:x2="213.22pt" svg:y2="38.86pt">
              <text:p/>
            </draw:line>
          </table:table-cell>
          <table:table-cell table:number-columns-repeated="4"/>
        </table:table-row>
        <table:table-row table:style-name="ro2">
          <table:table-cell table:number-columns-repeated="6"/>
          <table:table-cell>
            <draw:custom-shape table:end-cell-address="Esquema.G28" table:end-x="50.29pt" table:end-y="4.22pt" draw:z-index="7" draw:name="Oval 7" draw:style-name="gr6" draw:text-style-name="P5" svg:width="29.06pt" svg:height="30.59pt" svg:x="21.23pt" svg:y="12.05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table:end-cell-address="Esquema.I32" table:end-x="45.64pt" table:end-y="8.82pt" draw:z-index="19" draw:name="Line 19" draw:style-name="gr13" draw:text-style-name="P1" svg:x1="-150.94pt" svg:y1="-83.59pt" svg:x2="22.42pt" svg:y2="-180.82pt">
              <text:p/>
            </draw:line>
            <draw:line table:end-cell-address="Esquema.I27" table:end-x="61.11pt" table:end-y="4.42pt" draw:z-index="37" draw:name="Line 43" draw:style-name="gr14" draw:text-style-name="P1" svg:x1="-150.49pt" svg:y1="-13.63pt" svg:x2="20.01pt" svg:y2="-35.57pt">
              <text:p/>
            </draw:line>
          </table:table-cell>
          <table:table-cell/>
        </table:table-row>
        <table:table-row table:style-name="ro2">
          <table:table-cell table:number-columns-repeated="6"/>
          <table:table-cell>
            <draw:custom-shape table:end-cell-address="Esquema.G27" table:end-x="46.54pt" table:end-y="12.44pt" draw:z-index="11" draw:name="Texto 11" draw:style-name="gr7" draw:text-style-name="P4" svg:width="18.28pt" svg:height="20.21pt" svg:x="28.26pt" svg:y="5.05pt">
              <text:p text:style-name="P3"><text:span text:style-name="T2">4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Esquema.I27" table:end-x="16.38pt" table:end-y="10.29pt" draw:z-index="26" draw:name="Texto 35" draw:style-name="gr9" draw:text-style-name="P4" svg:width="36.43pt" svg:height="20.95pt" svg:x="43.97pt" svg:y="2.15pt">
              <text:p text:style-name="P3"><text:span text:style-name="T2">30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5"/>
          <table:table-cell>
            <draw:line table:end-cell-address="Esquema.I38" table:end-x="42.75pt" table:end-y="7.74pt" draw:z-index="21" draw:name="Line 21" draw:style-name="gr14" draw:text-style-name="P1" svg:x1="-88.13pt" svg:y1="-79.37pt" svg:x2="85.24pt" svg:y2="-181.11pt">
              <text:p/>
            </draw:line>
          </table:table-cell>
          <table:table-cell table:number-columns-repeated="2"/>
        </table:table-row>
        <table:table-row table:style-name="ro2">
          <table:table-cell table:number-columns-repeated="5"/>
          <table:table-cell>
            <draw:line table:end-cell-address="Esquema.I43" table:end-x="46.06pt" table:end-y="3.09pt" draw:z-index="32" draw:name="Line 38" draw:style-name="gr14" draw:text-style-name="P1" svg:x1="-92.18pt" svg:y1="-104.14pt" svg:x2="92.86pt" svg:y2="-250.27pt">
              <text:p/>
            </draw:line>
          </table:table-cell>
          <table:table-cell table:number-columns-repeated="2"/>
        </table:table-row>
      </table:table>
      <table:table table:name="Formulacao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Formulacao.G24" table:end-x="17.38pt" table:end-y="6.77pt" draw:z-index="0" draw:name="Picture 3" draw:style-name="gr1" draw:text-style-name="P1" svg:width="268.87pt" svg:height="279.01pt" svg:x="0pt" svg:y="8.28pt">
              <draw:image xlink:href="Pictures/20000023000030110000342017C29A85ECBF7C4F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cial" table:style-name="ta4">
        <table:table-column table:style-name="co1" table:default-cell-style-name="Default"/>
        <table:table-column table:style-name="co3" table:default-cell-style-name="ce3"/>
        <table:table-column table:style-name="co1" table:number-columns-repeated="4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5" table:default-cell-style-name="Default"/>
        <table:table-row table:style-name="ro3">
          <table:table-cell table:style-name="ce1" office:value-type="string" calcext:value-type="string">
            <text:p>Problema de Transpo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os Unitários de Transporte ($/unid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>
            <text:p>De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nta 1</text:p>
          </table:table-cell>
          <table:table-cell table:style-name="ce5" office:value-type="float" office:value="8" calcext:value-type="float">
            <text:p>$8 </text:p>
          </table:table-cell>
          <table:table-cell table:style-name="ce5" office:value-type="float" office:value="6" calcext:value-type="float">
            <text:p>$6 </text:p>
          </table:table-cell>
          <table:table-cell table:style-name="ce5" office:value-type="float" office:value="10" calcext:value-type="float">
            <text:p>$10 </text:p>
          </table:table-cell>
          <table:table-cell table:style-name="ce5" office:value-type="float" office:value="9" calcext:value-type="float">
            <text:p>$9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5" office:value-type="float" office:value="9" calcext:value-type="float">
            <text:p>$9 </text:p>
          </table:table-cell>
          <table:table-cell table:style-name="ce5" office:value-type="float" office:value="12" calcext:value-type="float">
            <text:p>$12 </text:p>
          </table:table-cell>
          <table:table-cell table:style-name="ce5" office:value-type="float" office:value="13" calcext:value-type="float">
            <text:p>$13 </text:p>
          </table:table-cell>
          <table:table-cell table:style-name="ce5" office:value-type="float" office:value="7" calcext:value-type="float">
            <text:p>$7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nta 3</text:p>
          </table:table-cell>
          <table:table-cell table:style-name="ce5" office:value-type="float" office:value="14" calcext:value-type="float">
            <text:p>$14 </text:p>
          </table:table-cell>
          <table:table-cell table:style-name="ce5" office:value-type="float" office:value="9" calcext:value-type="float">
            <text:p>$9 </text:p>
          </table:table-cell>
          <table:table-cell table:style-name="ce5" office:value-type="float" office:value="16" calcext:value-type="float">
            <text:p>$16 </text:p>
          </table:table-cell>
          <table:table-cell table:style-name="ce5" office:value-type="float" office:value="5" calcext:value-type="float">
            <text:p>$5 </text:p>
          </table:table-cell>
          <table:table-cell table:number-columns-repeated="2"/>
          <table:table-cell table:style-name="ce9" office:value-type="string" calcext:value-type="string">
            <text:p>Custo tota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Carregamento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ara</text:p>
          </table:table-cell>
          <table:covered-table-cell table:number-columns-repeated="3" table:style-name="ce8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style-name="ce4" office:value-type="string" calcext:value-type="string">
            <text:p>Total enviado</text:p>
          </table:table-cell>
          <table:table-cell table:style-name="ce4"/>
          <table:table-cell table:style-name="ce4" office:value-type="string" calcext:value-type="string">
            <text:p>Capacida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nta 1</text:p>
          </table:table-cell>
          <table:table-cell table:style-name="ce7" table:number-columns-repeated="4"/>
          <table:table-cell/>
          <table:table-cell table:style-name="ce8"/>
          <table:table-cell table:style-name="ce7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7" table:number-columns-repeated="4"/>
          <table:table-cell/>
          <table:table-cell table:style-name="ce8"/>
          <table:table-cell table:style-name="ce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nta 3</text:p>
          </table:table-cell>
          <table:table-cell table:style-name="ce7" table:number-columns-repeated="4"/>
          <table:table-cell/>
          <table:table-cell table:style-name="ce8"/>
          <table:table-cell table:style-name="ce7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 recebido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requerido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solver_cvg" table:base-cell-address="$Descrição.$A$1" table:expression="0.0001"/>
          <table:named-expression table:name="solver_drv" table:base-cell-address="$Descrição.$A$1" table:expression="1"/>
          <table:named-expression table:name="solver_est" table:base-cell-address="$Descrição.$A$1" table:expression="1"/>
          <table:named-expression table:name="solver_itr" table:base-cell-address="$Descrição.$A$1" table:expression="100"/>
          <table:named-range table:name="solver_lhs1" table:base-cell-address="$Descrição.$A$1" table:cell-range-address="$Inicial.$C$13:.$F$15"/>
          <table:named-range table:name="solver_lhs2" table:base-cell-address="$Descrição.$A$1" table:cell-range-address="$Inicial.$G$13:.$G$15"/>
          <table:named-range table:name="solver_lhs3" table:base-cell-address="$Descrição.$A$1" table:cell-range-address="$Inicial.$C$16:.$F$16"/>
          <table:named-expression table:name="solver_lin" table:base-cell-address="$Descrição.$A$1" table:expression="2"/>
          <table:named-expression table:name="solver_neg" table:base-cell-address="$Descrição.$A$1" table:expression="2"/>
          <table:named-expression table:name="solver_num" table:base-cell-address="$Descrição.$A$1" table:expression="0"/>
          <table:named-expression table:name="solver_nwt" table:base-cell-address="$Descrição.$A$1" table:expression="1"/>
          <table:named-expression table:name="solver_pre" table:base-cell-address="$Descrição.$A$1" table:expression="0.000001"/>
          <table:named-expression table:name="solver_rel1" table:base-cell-address="$Descrição.$A$1" table:expression="3"/>
          <table:named-expression table:name="solver_rel2" table:base-cell-address="$Descrição.$A$1" table:expression="1"/>
          <table:named-expression table:name="solver_rel3" table:base-cell-address="$Descrição.$A$1" table:expression="3"/>
          <table:named-expression table:name="solver_rhs1" table:base-cell-address="$Descrição.$A$1" table:expression="0"/>
          <table:named-range table:name="solver_rhs2" table:base-cell-address="$Descrição.$A$1" table:cell-range-address="$Inicial.$I$13:.$I$15"/>
          <table:named-range table:name="solver_rhs3" table:base-cell-address="$Descrição.$A$1" table:cell-range-address="$Inicial.$C$18:.$F$18"/>
          <table:named-expression table:name="solver_scl" table:base-cell-address="$Descrição.$A$1" table:expression="2"/>
          <table:named-expression table:name="solver_sho" table:base-cell-address="$Descrição.$A$1" table:expression="2"/>
          <table:named-expression table:name="solver_tim" table:base-cell-address="$Descrição.$A$1" table:expression="100"/>
          <table:named-range table:name="solver_tmp" table:base-cell-address="$Descrição.$A$1" table:cell-range-address="$Inicial.$C$18:.$F$18"/>
          <table:named-expression table:name="solver_tol" table:base-cell-address="$Descrição.$A$1" table:expression="0.05"/>
          <table:named-expression table:name="solver_typ" table:base-cell-address="$Descrição.$A$1" table:expression="1"/>
          <table:named-expression table:name="solver_val" table:base-cell-address="$Descrição.$A$1" table:expression="0"/>
        </table:named-expressions>
      </table:table>
      <table:table table:name="Ótimo" table:style-name="ta5">
        <table:table-column table:style-name="co1" table:default-cell-style-name="Default"/>
        <table:table-column table:style-name="co3" table:default-cell-style-name="ce3"/>
        <table:table-column table:style-name="co1" table:number-columns-repeated="4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5" table:default-cell-style-name="Default"/>
        <table:table-row table:style-name="ro3">
          <table:table-cell table:style-name="ce1" office:value-type="string" calcext:value-type="string">
            <text:p>Problema de Transpo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os Unitários de Transporte ($/unid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ara</text:p>
          </table:table-cell>
          <table:covered-table-cell table:number-columns-repeated="3" table:style-name="ce8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nta 1</text:p>
          </table:table-cell>
          <table:table-cell table:style-name="ce11" office:value-type="float" office:value="8" calcext:value-type="float">
            <text:p>$8 </text:p>
          </table:table-cell>
          <table:table-cell table:style-name="ce18" office:value-type="float" office:value="6" calcext:value-type="float">
            <text:p>$6 </text:p>
          </table:table-cell>
          <table:table-cell table:style-name="ce18" office:value-type="float" office:value="10" calcext:value-type="float">
            <text:p>$10 </text:p>
          </table:table-cell>
          <table:table-cell table:style-name="ce25" office:value-type="float" office:value="9" calcext:value-type="float">
            <text:p>$9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12" office:value-type="float" office:value="9" calcext:value-type="float">
            <text:p>$9 </text:p>
          </table:table-cell>
          <table:table-cell table:style-name="ce19" office:value-type="float" office:value="12" calcext:value-type="float">
            <text:p>$12 </text:p>
          </table:table-cell>
          <table:table-cell table:style-name="ce19" office:value-type="float" office:value="13" calcext:value-type="float">
            <text:p>$13 </text:p>
          </table:table-cell>
          <table:table-cell table:style-name="ce26" office:value-type="float" office:value="7" calcext:value-type="float">
            <text:p>$7 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anta 3</text:p>
          </table:table-cell>
          <table:table-cell table:style-name="ce13" office:value-type="float" office:value="14" calcext:value-type="float">
            <text:p>$14 </text:p>
          </table:table-cell>
          <table:table-cell table:style-name="ce20" office:value-type="float" office:value="9" calcext:value-type="float">
            <text:p>$9 </text:p>
          </table:table-cell>
          <table:table-cell table:style-name="ce20" office:value-type="float" office:value="16" calcext:value-type="float">
            <text:p>$16 </text:p>
          </table:table-cell>
          <table:table-cell table:style-name="ce27" office:value-type="float" office:value="5" calcext:value-type="float">
            <text:p>$5 </text:p>
          </table:table-cell>
          <table:table-cell table:number-columns-repeated="2"/>
          <table:table-cell table:style-name="ce9" office:value-type="string" calcext:value-type="string">
            <text:p>Custo total</text:p>
          </table:table-cell>
          <table:table-cell table:number-columns-repeated="1015"/>
        </table:table-row>
        <table:table-row table:style-name="ro5">
          <table:table-cell table:number-columns-repeated="8"/>
          <table:table-cell table:style-name="ce32" table:formula="of:=SUMPRODUCT([.C6:.F8];[.C13:.F15])" office:value-type="float" office:value="1020" calcext:value-type="float">
            <text:p>$1,020 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arregamento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ara</text:p>
          </table:table-cell>
          <table:covered-table-cell table:number-columns-repeated="3" table:style-name="ce8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style-name="ce4" office:value-type="string" calcext:value-type="string">
            <text:p>Total enviado</text:p>
          </table:table-cell>
          <table:table-cell table:style-name="ce4"/>
          <table:table-cell table:style-name="ce4" office:value-type="string" calcext:value-type="string">
            <text:p>Capacidade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Planta 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formula="of:=SUM([.C13:.F13])" office:value-type="float" office:value="35" calcext:value-type="float">
            <text:p>35</text:p>
          </table:table-cell>
          <table:table-cell table:style-name="ce8" office:value-type="string" calcext:value-type="string">
            <text:p>&lt;=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15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formula="of:=SUM([.C14:.F14])" office:value-type="float" office:value="50" calcext:value-type="float">
            <text:p>50</text:p>
          </table:table-cell>
          <table:table-cell table:style-name="ce8" office:value-type="string" calcext:value-type="string">
            <text:p>&lt;=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Planta 3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30" calcext:value-type="float">
            <text:p>30</text:p>
          </table:table-cell>
          <table:table-cell table:formula="of:=SUM([.C15:.F15])" office:value-type="float" office:value="40" calcext:value-type="float">
            <text:p>40</text:p>
          </table:table-cell>
          <table:table-cell table:style-name="ce8" office:value-type="string" calcext:value-type="string">
            <text:p>&lt;=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Total recebido</text:p>
          </table:table-cell>
          <table:table-cell table:style-name="ce3" table:formula="of:=SUM([.C13:.C15])" office:value-type="float" office:value="45" calcext:value-type="float">
            <text:p>45</text:p>
          </table:table-cell>
          <table:table-cell table:style-name="ce3" table:formula="of:=SUM([.D13:.D15])" office:value-type="float" office:value="20" calcext:value-type="float">
            <text:p>20</text:p>
          </table:table-cell>
          <table:table-cell table:style-name="ce3" table:formula="of:=SUM([.E13:.E15])" office:value-type="float" office:value="30" calcext:value-type="float">
            <text:p>30</text:p>
          </table:table-cell>
          <table:table-cell table:style-name="ce3" table:formula="of:=SUM([.F13:.F15])"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4" table:style-name="ce4" office:value-type="string" calcext:value-type="string">
            <text:p>&gt;=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otal requerido</text:p>
          </table:table-cell>
          <table:table-cell table:style-name="ce17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Descrição.$A$1" table:cell-range-address="$Ótimo.$C$13:.$F$15"/>
          <table:named-expression table:name="solver_cvg" table:base-cell-address="$Descrição.$A$1" table:expression="0.0001"/>
          <table:named-expression table:name="solver_drv" table:base-cell-address="$Descrição.$A$1" table:expression="1"/>
          <table:named-expression table:name="solver_est" table:base-cell-address="$Descrição.$A$1" table:expression="1"/>
          <table:named-expression table:name="solver_itr" table:base-cell-address="$Descrição.$A$1" table:expression="100"/>
          <table:named-range table:name="solver_lhs1" table:base-cell-address="$Descrição.$A$1" table:cell-range-address="$Ótimo.$C$13:.$F$15"/>
          <table:named-range table:name="solver_lhs2" table:base-cell-address="$Descrição.$A$1" table:cell-range-address="$Ótimo.$G$13:.$G$15"/>
          <table:named-range table:name="solver_lhs3" table:base-cell-address="$Descrição.$A$1" table:cell-range-address="$Ótimo.$C$16:.$F$16"/>
          <table:named-expression table:name="solver_lin" table:base-cell-address="$Descrição.$A$1" table:expression="2"/>
          <table:named-expression table:name="solver_neg" table:base-cell-address="$Descrição.$A$1" table:expression="2"/>
          <table:named-expression table:name="solver_num" table:base-cell-address="$Descrição.$A$1" table:expression="3"/>
          <table:named-expression table:name="solver_nwt" table:base-cell-address="$Descrição.$A$1" table:expression="1"/>
          <table:named-range table:name="solver_opt" table:base-cell-address="$Descrição.$A$1" table:cell-range-address="$Ótimo.$I$9"/>
          <table:named-expression table:name="solver_pre" table:base-cell-address="$Descrição.$A$1" table:expression="0.000001"/>
          <table:named-expression table:name="solver_rel1" table:base-cell-address="$Descrição.$A$1" table:expression="3"/>
          <table:named-expression table:name="solver_rel2" table:base-cell-address="$Descrição.$A$1" table:expression="1"/>
          <table:named-expression table:name="solver_rel3" table:base-cell-address="$Descrição.$A$1" table:expression="3"/>
          <table:named-expression table:name="solver_rhs1" table:base-cell-address="$Descrição.$A$1" table:expression="0"/>
          <table:named-range table:name="solver_rhs2" table:base-cell-address="$Descrição.$A$1" table:cell-range-address="$Ótimo.$I$13:.$I$15"/>
          <table:named-range table:name="solver_rhs3" table:base-cell-address="$Descrição.$A$1" table:cell-range-address="$Ótimo.$C$18:.$F$18"/>
          <table:named-expression table:name="solver_scl" table:base-cell-address="$Descrição.$A$1" table:expression="2"/>
          <table:named-expression table:name="solver_sho" table:base-cell-address="$Descrição.$A$1" table:expression="2"/>
          <table:named-expression table:name="solver_tim" table:base-cell-address="$Descrição.$A$1" table:expression="100"/>
          <table:named-range table:name="solver_tmp" table:base-cell-address="$Descrição.$A$1" table:cell-range-address="$Ótimo.$C$18:.$F$18"/>
          <table:named-expression table:name="solver_tol" table:base-cell-address="$Descrição.$A$1" table:expression="0.05"/>
          <table:named-expression table:name="solver_typ" table:base-cell-address="$Descrição.$A$1" table:expression="2"/>
          <table:named-expression table:name="solver_val" table:base-cell-address="$Descrição.$A$1" table:expression="0"/>
        </table:named-expressions>
      </table:table>
      <table:table table:name="Grafico Solucao" table:style-name="ta6">
        <table:shapes>
          <draw:frame draw:z-index="0" draw:name=" 0" draw:style-name="gr2" draw:text-style-name="P2" svg:width="565.26pt" svg:height="413.6pt" svg:x="28.37pt" svg:y="14.14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2" table:number-rows-repeated="4">
          <table:table-cell table:number-columns-repeated="8"/>
        </table:table-row>
        <table:table-row table:style-name="ro2">
          <table:table-cell/>
          <table:table-cell>
            <draw:custom-shape table:end-cell-address="'Grafico Solucao'.C7" table:end-x="22.9pt" table:end-y="6.94pt" draw:z-index="37" draw:name="Texto 40" draw:style-name="gr15" draw:text-style-name="P4" svg:width="63.72pt" svg:height="22.96pt" svg:x="23.19pt" svg:y="9.58pt">
              <text:p text:style-name="P3"><text:span text:style-name="T1">Ofertas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'Grafico Solucao'.D7" table:end-x="55.3pt" table:end-y="6.94pt" draw:z-index="36" draw:name="Texto 39" draw:style-name="gr16" draw:text-style-name="P4" svg:width="63.75pt" svg:height="22.96pt" svg:x="55.56pt" svg:y="9.58pt">
              <text:p text:style-name="P3"><text:span text:style-name="T1">Plant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rafico Solucao'.G7" table:end-x="43.2pt" table:end-y="6.94pt" draw:z-index="15" draw:name="Texto 16" draw:style-name="gr15" draw:text-style-name="P4" svg:width="63.72pt" svg:height="22.96pt" svg:x="43.48pt" svg:y="9.58pt">
              <text:p text:style-name="P3"><text:span text:style-name="T1">Cidades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Grafico Solucao'.I7" table:end-x="14.97pt" table:end-y="6.94pt" draw:z-index="16" draw:name="Texto 17" draw:style-name="gr17" draw:text-style-name="P4" svg:width="73.64pt" svg:height="22.96pt" svg:x="5.33pt" svg:y="9.58pt">
              <text:p text:style-name="P3"><text:span text:style-name="T1">Demandas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5"/>
          <table:table-cell>
            <draw:custom-shape table:end-cell-address="'Grafico Solucao'.G11" table:end-x="27.1pt" table:end-y="1.47pt" draw:z-index="4" draw:name="Oval 4" draw:style-name="gr18" draw:text-style-name="P5" svg:width="27.41pt" svg:height="29.59pt" svg:x="63.69pt" svg:y="10.29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table:end-cell-address="'Grafico Solucao'.H10" table:end-x="53.23pt" table:end-y="7.2pt" draw:z-index="35" draw:name="Texto 38" draw:style-name="gr19" draw:text-style-name="P4" svg:width="35.89pt" svg:height="20.86pt" svg:x="17.35pt" svg:y="11.96pt">
              <text:p text:style-name="P3"><text:span text:style-name="T2">45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>
          <table:table-cell table:number-columns-repeated="6"/>
          <table:table-cell>
            <draw:custom-shape table:end-cell-address="'Grafico Solucao'.G10" table:end-x="24.26pt" table:end-y="12.08pt" draw:z-index="14" draw:name="Texto 14" draw:style-name="gr20" draw:text-style-name="P4" svg:width="17.94pt" svg:height="20.15pt" svg:x="6.32pt" svg:y="4.73pt">
              <text:p text:style-name="P3"><text:span text:style-name="T2">1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>
            <draw:custom-shape table:end-cell-address="'Grafico Solucao'.D14" table:end-x="28.29pt" table:end-y="3.88pt" draw:z-index="1" draw:name="Oval 1" draw:style-name="gr21" draw:text-style-name="P5" svg:width="27.41pt" svg:height="29.57pt" svg:x="0.88pt" svg:y="12.73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'Grafico Solucao'.E13" table:end-x="25.48pt" table:end-y="5.24pt" draw:z-index="30" draw:name="Texto 33" draw:style-name="gr22" draw:text-style-name="P4" svg:width="35.89pt" svg:height="20.89pt" svg:x="53.6pt" svg:y="9.95pt">
              <text:p text:style-name="P3"><text:span text:style-name="T3">10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2">
          <table:table-cell/>
          <table:table-cell>
            <draw:custom-shape table:end-cell-address="'Grafico Solucao'.C13" table:end-x="4.25pt" table:end-y="12.36pt" draw:z-index="23" draw:name="Texto 26" draw:style-name="gr22" draw:text-style-name="P4" svg:width="35.89pt" svg:height="20.89pt" svg:x="32.37pt" svg:y="4.25pt">
              <text:p text:style-name="P3"><text:span text:style-name="T2">35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Grafico Solucao'.D14" table:end-x="24.92pt" table:end-y="1.62pt" draw:z-index="9" draw:name="Texto 9" draw:style-name="gr23" draw:text-style-name="P4" svg:width="17.97pt" svg:height="20.15pt" svg:x="6.94pt" svg:y="7.06pt">
              <text:p text:style-name="P3"><text:span text:style-name="T2">1</text:span></text:p>
              <draw:enhanced-geometry svg:viewBox="0 0 21600 21600" draw:type="mso-spt202" draw:enhanced-path="M 0 0 L 21600 0 21600 21600 0 21600 0 0 Z N"/>
            </draw:custom-shape>
            <draw:line table:end-cell-address="'Grafico Solucao'.F14" table:end-x="62.56pt" table:end-y="7.82pt" draw:z-index="17" draw:name="Line 19" draw:style-name="gr12" draw:text-style-name="P1" svg:x1="28.29pt" svg:y1="12.64pt" svg:x2="190.54pt" svg:y2="33.42pt">
              <text:p/>
            </draw:line>
          </table:table-cell>
          <table:table-cell table:number-columns-repeated="4"/>
        </table:table-row>
        <table:table-row table:style-name="ro2">
          <table:table-cell table:number-columns-repeated="3"/>
          <table:table-cell>
            <draw:line table:end-cell-address="'Grafico Solucao'.F20" table:end-x="63.69pt" table:end-y="4.25pt" draw:z-index="18" draw:name="Line 20" draw:style-name="gr12" draw:text-style-name="P1" svg:x1="28.29pt" svg:y1="6.69pt" svg:x2="191.68pt" svg:y2="93.86pt">
              <text:p/>
            </draw:line>
          </table:table-cell>
          <table:table-cell/>
          <table:table-cell>
            <draw:custom-shape table:end-cell-address="'Grafico Solucao'.G15" table:end-x="27.1pt" table:end-y="12.22pt" draw:z-index="5" draw:name="Oval 5" draw:style-name="gr18" draw:text-style-name="P5" svg:width="27.41pt" svg:height="29.59pt" svg:x="63.69pt" svg:y="8.22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table:end-cell-address="'Grafico Solucao'.H15" table:end-x="53.23pt" table:end-y="7.57pt" draw:z-index="34" draw:name="Texto 37" draw:style-name="gr22" draw:text-style-name="P4" svg:width="35.89pt" svg:height="20.89pt" svg:x="17.35pt" svg:y="12.27pt">
              <text:p text:style-name="P3"><text:span text:style-name="T2">20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>
          <table:table-cell table:number-columns-repeated="6"/>
          <table:table-cell>
            <draw:custom-shape table:end-cell-address="'Grafico Solucao'.G15" table:end-x="24.26pt" table:end-y="10.03pt" draw:z-index="13" draw:name="Texto 13" draw:style-name="gr20" draw:text-style-name="P4" svg:width="17.94pt" svg:height="20.15pt" svg:x="6.32pt" svg:y="2.66pt">
              <text:p text:style-name="P3"><text:span text:style-name="T2">2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</table:table-row>
        <table:table-row table:style-name="ro2">
          <table:table-cell table:number-columns-repeated="3"/>
          <table:table-cell>
            <draw:custom-shape table:end-cell-address="'Grafico Solucao'.E16" table:end-x="4pt" table:end-y="11.48pt" draw:z-index="29" draw:name="Texto 32" draw:style-name="gr19" draw:text-style-name="P4" svg:width="35.89pt" svg:height="20.86pt" svg:x="32.12pt" svg:y="3.43pt">
              <text:p text:style-name="P3"><text:span text:style-name="T4">45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'Grafico Solucao'.F17" table:end-x="9.13pt" table:end-y="1.62pt" draw:z-index="31" draw:name="Texto 34" draw:style-name="gr22" draw:text-style-name="P4" svg:width="35.89pt" svg:height="20.89pt" svg:x="37.22pt" svg:y="6.32pt">
              <text:p text:style-name="P3"><text:span text:style-name="T3">2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custom-shape table:end-cell-address="'Grafico Solucao'.D19" table:end-x="28.29pt" table:end-y="2.98pt" draw:z-index="2" draw:name="Oval 2" draw:style-name="gr18" draw:text-style-name="P5" svg:width="27.41pt" svg:height="29.59pt" svg:x="0.88pt" svg:y="11.79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2">
          <table:table-cell/>
          <table:table-cell>
            <draw:custom-shape table:end-cell-address="'Grafico Solucao'.C19" table:end-x="4.25pt" table:end-y="1.53pt" draw:z-index="24" draw:name="Texto 27" draw:style-name="gr22" draw:text-style-name="P4" svg:width="35.89pt" svg:height="20.89pt" svg:x="32.37pt" svg:y="6.26pt">
              <text:p text:style-name="P3"><text:span text:style-name="T2">50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Grafico Solucao'.D19" table:end-x="24.92pt" table:end-y="0.79pt" draw:z-index="8" draw:name="Texto 8" draw:style-name="gr23" draw:text-style-name="P4" svg:width="17.97pt" svg:height="20.15pt" svg:x="6.94pt" svg:y="6.26pt">
              <text:p text:style-name="P3"><text:span text:style-name="T2">2</text:span></text:p>
              <draw:enhanced-geometry svg:viewBox="0 0 21600 21600" draw:type="mso-spt202" draw:enhanced-path="M 0 0 L 21600 0 21600 21600 0 21600 0 0 Z N"/>
            </draw:custom-shape>
            <draw:custom-shape table:end-cell-address="'Grafico Solucao'.E19" table:end-x="32.54pt" table:end-y="2.66pt" draw:z-index="28" draw:name="Texto 31" draw:style-name="gr22" draw:text-style-name="P4" svg:width="35.89pt" svg:height="20.89pt" svg:x="60.66pt" svg:y="7.4pt">
              <text:p text:style-name="P3"><text:span text:style-name="T4">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2">
          <table:table-cell table:number-columns-repeated="3"/>
          <table:table-cell>
            <draw:line table:end-cell-address="'Grafico Solucao'.F20" table:end-x="62.56pt" table:end-y="10.97pt" draw:z-index="20" draw:name="Line 22" draw:style-name="gr13" draw:text-style-name="P1" svg:x1="28.29pt" svg:y1="5.87pt" svg:x2="190.54pt" svg:y2="36.57pt">
              <text:p/>
            </draw:line>
          </table:table-cell>
          <table:table-cell table:number-columns-repeated="4"/>
        </table:table-row>
        <table:table-row table:style-name="ro2">
          <table:table-cell table:number-columns-repeated="5"/>
          <table:table-cell>
            <draw:custom-shape table:end-cell-address="'Grafico Solucao'.G21" table:end-x="27.1pt" table:end-y="12.53pt" draw:z-index="6" draw:name="Oval 6" draw:style-name="gr21" draw:text-style-name="P5" svg:width="27.41pt" svg:height="29.57pt" svg:x="63.69pt" svg:y="8.56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table:end-cell-address="'Grafico Solucao'.H21" table:end-x="53.23pt" table:end-y="7.88pt" draw:z-index="33" draw:name="Texto 36" draw:style-name="gr22" draw:text-style-name="P4" svg:width="35.89pt" svg:height="20.89pt" svg:x="17.35pt" svg:y="12.59pt">
              <text:p text:style-name="P3"><text:span text:style-name="T2">30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>
          <table:table-cell table:number-columns-repeated="3"/>
          <table:table-cell>
            <draw:custom-shape table:end-cell-address="'Grafico Solucao'.E21" table:end-x="7.4pt" table:end-y="9.52pt" draw:z-index="27" draw:name="Texto 30" draw:style-name="gr22" draw:text-style-name="P4" svg:width="35.89pt" svg:height="20.89pt" svg:x="35.52pt" svg:y="1.45pt">
              <text:p text:style-name="P3"><text:span text:style-name="T5">10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rafico Solucao'.G21" table:end-x="24.26pt" table:end-y="8.82pt" draw:z-index="12" draw:name="Texto 12" draw:style-name="gr24" draw:text-style-name="P4" svg:width="17.94pt" svg:height="20.18pt" svg:x="6.32pt" svg:y="1.45pt">
              <text:p text:style-name="P3"><text:span text:style-name="T2">3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>
            <draw:custom-shape table:end-cell-address="'Grafico Solucao'.C24" table:end-x="4.25pt" table:end-y="5.9pt" draw:z-index="25" draw:name="Texto 28" draw:style-name="gr22" draw:text-style-name="P4" svg:width="35.89pt" svg:height="20.89pt" svg:x="32.37pt" svg:y="10.6pt">
              <text:p text:style-name="P3"><text:span text:style-name="T2">40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Grafico Solucao'.D24" table:end-x="28.29pt" table:end-y="6.21pt" draw:z-index="3" draw:name="Oval 3" draw:style-name="gr21" draw:text-style-name="P5" svg:width="27.41pt" svg:height="29.57pt" svg:x="0.88pt" svg:y="2.24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'Grafico Solucao'.D24" table:end-x="24.92pt" table:end-y="3.94pt" draw:z-index="10" draw:name="Texto 10" draw:style-name="gr25" draw:text-style-name="P4" svg:width="17.97pt" svg:height="20.18pt" svg:x="6.94pt" svg:y="9.35pt">
              <text:p text:style-name="P3"><text:span text:style-name="T2">3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2">
          <table:table-cell table:number-columns-repeated="3"/>
          <table:table-cell>
            <draw:line table:end-cell-address="'Grafico Solucao'.F26" table:end-x="63.69pt" table:end-y="2.52pt" draw:z-index="22" draw:name="Line 24" draw:style-name="gr14" draw:text-style-name="P1" svg:x1="28.29pt" svg:y1="9.38pt" svg:x2="191.68pt" svg:y2="40.9pt">
              <text:p/>
            </draw:line>
          </table:table-cell>
          <table:table-cell>
            <draw:custom-shape table:end-cell-address="'Grafico Solucao'.F25" table:end-x="4.76pt" table:end-y="0.23pt" draw:z-index="26" draw:name="Texto 29" draw:style-name="gr26" draw:text-style-name="P4" svg:width="35.91pt" svg:height="20.89pt" svg:x="32.83pt" svg:y="4.93pt">
              <text:p text:style-name="P3"><text:span text:style-name="T5">30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</table:table-row>
        <table:table-row table:style-name="ro2">
          <table:table-cell table:number-columns-repeated="5"/>
          <table:table-cell>
            <draw:line table:end-cell-address="'Grafico Solucao'.I31" table:end-x="14.4pt" table:end-y="7.97pt" draw:z-index="19" draw:name="Line 21" draw:style-name="gr13" draw:text-style-name="P1" svg:x1="-98.56pt" svg:y1="-77.78pt" svg:x2="64.8pt" svg:y2="-171.69pt">
              <text:p/>
            </draw:line>
          </table:table-cell>
          <table:table-cell table:number-columns-repeated="2"/>
        </table:table-row>
        <table:table-row table:style-name="ro2">
          <table:table-cell table:number-columns-repeated="5"/>
          <table:table-cell>
            <draw:custom-shape table:end-cell-address="'Grafico Solucao'.G27" table:end-x="27.1pt" table:end-y="5.75pt" draw:z-index="7" draw:name="Oval 7" draw:style-name="gr18" draw:text-style-name="P5" svg:width="27.41pt" svg:height="29.59pt" svg:x="63.69pt" svg:y="1.76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table:end-cell-address="'Grafico Solucao'.G27" table:end-x="24.26pt" table:end-y="1.93pt" draw:z-index="11" draw:name="Texto 11" draw:style-name="gr24" draw:text-style-name="P4" svg:width="17.94pt" svg:height="20.18pt" svg:x="6.32pt" svg:y="7.34pt">
              <text:p text:style-name="P3"><text:span text:style-name="T2">4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'Grafico Solucao'.H26" table:end-x="53.23pt" table:end-y="12.67pt" draw:z-index="32" draw:name="Texto 35" draw:style-name="gr22" draw:text-style-name="P4" svg:width="35.89pt" svg:height="20.89pt" svg:x="17.35pt" svg:y="4.56pt">
              <text:p text:style-name="P3"><text:span text:style-name="T2">30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5"/>
          <table:table-cell>
            <draw:line table:end-cell-address="'Grafico Solucao'.I37" table:end-x="11.68pt" table:end-y="4.34pt" draw:z-index="21" draw:name="Line 23" draw:style-name="gr14" draw:text-style-name="P1" svg:x1="-99.69pt" svg:y1="-75.83pt" svg:x2="63.69pt" svg:y2="-174.16pt">
              <text:p/>
            </draw:line>
          </table:table-cell>
          <table:table-cell table:number-columns-repeated="2"/>
        </table:table-row>
      </table:table>
      <table:table table:name="Desbalanceado" table:style-name="ta7">
        <table:table-column table:style-name="co1" table:default-cell-style-name="Default"/>
        <table:table-column table:style-name="co3" table:default-cell-style-name="ce3"/>
        <table:table-column table:style-name="co1" table:number-columns-repeated="5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4" table:default-cell-style-name="Default"/>
        <table:table-row table:style-name="ro3">
          <table:table-cell table:style-name="ce1" office:value-type="string" calcext:value-type="string">
            <text:p>Problema de Transporte - Oferta total maior que demand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os Unitários de Transporte ($/unid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Para</text:p>
          </table:table-cell>
          <table:covered-table-cell table:number-columns-repeated="4" table:style-name="ce8"/>
          <table:table-cell table:number-columns-repeated="1017"/>
        </table:table-row>
        <table:table-row table:style-name="ro4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style-name="ce4" office:value-type="string" calcext:value-type="string">
            <text:p>Sob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lanta 1</text:p>
          </table:table-cell>
          <table:table-cell table:style-name="ce11" office:value-type="float" office:value="8" calcext:value-type="float">
            <text:p>$8 </text:p>
          </table:table-cell>
          <table:table-cell table:style-name="ce18" office:value-type="float" office:value="6" calcext:value-type="float">
            <text:p>$6 </text:p>
          </table:table-cell>
          <table:table-cell table:style-name="ce18" office:value-type="float" office:value="10" calcext:value-type="float">
            <text:p>$10 </text:p>
          </table:table-cell>
          <table:table-cell table:style-name="ce18" office:value-type="float" office:value="9" calcext:value-type="float">
            <text:p>$9 </text:p>
          </table:table-cell>
          <table:table-cell table:style-name="ce25" office:value-type="float" office:value="0" calcext:value-type="float">
            <text:p>$0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12" office:value-type="float" office:value="9" calcext:value-type="float">
            <text:p>$9 </text:p>
          </table:table-cell>
          <table:table-cell table:style-name="ce19" office:value-type="float" office:value="12" calcext:value-type="float">
            <text:p>$12 </text:p>
          </table:table-cell>
          <table:table-cell table:style-name="ce19" office:value-type="float" office:value="13" calcext:value-type="float">
            <text:p>$13 </text:p>
          </table:table-cell>
          <table:table-cell table:style-name="ce19" office:value-type="float" office:value="7" calcext:value-type="float">
            <text:p>$7 </text:p>
          </table:table-cell>
          <table:table-cell table:style-name="ce26" office:value-type="float" office:value="0" calcext:value-type="float">
            <text:p>$0 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Planta 3</text:p>
          </table:table-cell>
          <table:table-cell table:style-name="ce13" office:value-type="float" office:value="14" calcext:value-type="float">
            <text:p>$14 </text:p>
          </table:table-cell>
          <table:table-cell table:style-name="ce20" office:value-type="float" office:value="9" calcext:value-type="float">
            <text:p>$9 </text:p>
          </table:table-cell>
          <table:table-cell table:style-name="ce20" office:value-type="float" office:value="16" calcext:value-type="float">
            <text:p>$16 </text:p>
          </table:table-cell>
          <table:table-cell table:style-name="ce20" office:value-type="float" office:value="5" calcext:value-type="float">
            <text:p>$5 </text:p>
          </table:table-cell>
          <table:table-cell table:style-name="ce27" office:value-type="float" office:value="0" calcext:value-type="float">
            <text:p>$0 </text:p>
          </table:table-cell>
          <table:table-cell table:number-columns-repeated="2"/>
          <table:table-cell table:style-name="ce9" office:value-type="string" calcext:value-type="string">
            <text:p>Custo total</text:p>
          </table:table-cell>
          <table:table-cell table:number-columns-repeated="1014"/>
        </table:table-row>
        <table:table-row table:style-name="ro5">
          <table:table-cell table:number-columns-repeated="9"/>
          <table:table-cell table:style-name="ce32" table:formula="of:=SUMPRODUCT([.C6:.G8];[.C13:.G15])" office:value-type="float" office:value="1005" calcext:value-type="float">
            <text:p>$1,005 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arregamento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Para</text:p>
          </table:table-cell>
          <table:covered-table-cell table:number-columns-repeated="4" table:style-name="ce8"/>
          <table:table-cell table:number-columns-repeated="1017"/>
        </table:table-row>
        <table:table-row table:style-name="ro4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style-name="ce4" office:value-type="string" calcext:value-type="string">
            <text:p>Sobra</text:p>
          </table:table-cell>
          <table:table-cell table:style-name="ce4" office:value-type="string" calcext:value-type="string">
            <text:p>Total enviado</text:p>
          </table:table-cell>
          <table:table-cell table:style-name="ce4"/>
          <table:table-cell table:style-name="ce4" office:value-type="string" calcext:value-type="string">
            <text:p>Cap Maxima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Planta 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formula="of:=SUM([.C13:.G13])" office:value-type="float" office:value="40" calcext:value-type="float">
            <text:p>40</text:p>
          </table:table-cell>
          <table:table-cell table:style-name="ce8" office:value-type="string" calcext:value-type="string">
            <text:p>=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42" office:value-type="float" office:value="10" calcext:value-type="float">
            <text:p>10</text:p>
          </table:table-cell>
          <table:table-cell table:formula="of:=SUM([.C14:.G14])" office:value-type="float" office:value="55" calcext:value-type="float">
            <text:p>55</text:p>
          </table:table-cell>
          <table:table-cell table:style-name="ce8" office:value-type="string" calcext:value-type="string">
            <text:p>=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Planta 3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3" office:value-type="float" office:value="5" calcext:value-type="float">
            <text:p>5</text:p>
          </table:table-cell>
          <table:table-cell table:formula="of:=SUM([.C15:.G15])" office:value-type="float" office:value="45" calcext:value-type="float">
            <text:p>45</text:p>
          </table:table-cell>
          <table:table-cell table:style-name="ce8" office:value-type="string" calcext:value-type="string">
            <text:p>=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Total recebido</text:p>
          </table:table-cell>
          <table:table-cell table:style-name="ce3" table:formula="of:=SUM([.C13:.C15])" office:value-type="float" office:value="45" calcext:value-type="float">
            <text:p>45</text:p>
          </table:table-cell>
          <table:table-cell table:style-name="ce3" table:formula="of:=SUM([.D13:.D15])" office:value-type="float" office:value="20" calcext:value-type="float">
            <text:p>20</text:p>
          </table:table-cell>
          <table:table-cell table:style-name="ce3" table:formula="of:=SUM([.E13:.E15])" office:value-type="float" office:value="30" calcext:value-type="float">
            <text:p>30</text:p>
          </table:table-cell>
          <table:table-cell table:style-name="ce3" table:formula="of:=SUM([.F13:.F15])" office:value-type="float" office:value="30" calcext:value-type="float">
            <text:p>30</text:p>
          </table:table-cell>
          <table:table-cell table:style-name="ce3" table:formula="of:=SUM([.G13:.G15])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5" table:style-name="ce4" office:value-type="string" calcext:value-type="string">
            <text:p>=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Total requerido</text:p>
          </table:table-cell>
          <table:table-cell table:style-name="ce17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30" calcext:value-type="float">
            <text:p>30</text:p>
          </table:table-cell>
          <table:table-cell table:style-name="ce31" table:formula="of:=SUM([.J13:.J15])-SUM([.C18:.F18])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lssolver_est" table:base-cell-address="$Descrição.$A$1" table:expression="2"/>
          <table:named-expression table:name="lssolver_itr" table:base-cell-address="$Descrição.$A$1" table:expression="0"/>
          <table:named-expression table:name="lssolver_neg" table:base-cell-address="$Descrição.$A$1" table:expression="0"/>
          <table:named-expression table:name="lssolver_piv" table:base-cell-address="$Descrição.$A$1" table:expression="0"/>
          <table:named-expression table:name="lssolver_pre" table:base-cell-address="$Descrição.$A$1" table:expression="0"/>
          <table:named-expression table:name="lssolver_red" table:base-cell-address="$Descrição.$A$1" table:expression="0"/>
          <table:named-expression table:name="lssolver_rep" table:base-cell-address="$Descrição.$A$1" table:expression="2"/>
          <table:named-expression table:name="lssolver_scl" table:base-cell-address="$Descrição.$A$1" table:expression="0"/>
          <table:named-expression table:name="lssolver_sho" table:base-cell-address="$Descrição.$A$1" table:expression="2"/>
          <table:named-expression table:name="lssolver_sol" table:base-cell-address="$Descrição.$A$1" table:expression="0"/>
          <table:named-expression table:name="lssolver_tim" table:base-cell-address="$Descrição.$A$1" table:expression="0"/>
          <table:named-expression table:name="lssolver_tol" table:base-cell-address="$Descrição.$A$1" table:expression="0"/>
          <table:named-expression table:name="qpsolver_itr" table:base-cell-address="$Descrição.$A$1" table:expression="100"/>
          <table:named-expression table:name="qpsolver_lin" table:base-cell-address="$Descrição.$A$1" table:expression="1"/>
          <table:named-expression table:name="qpsolver_neg" table:base-cell-address="$Descrição.$A$1" table:expression="0"/>
          <table:named-expression table:name="qpsolver_piv" table:base-cell-address="$Descrição.$A$1" table:expression="0.000001"/>
          <table:named-expression table:name="qpsolver_pre" table:base-cell-address="$Descrição.$A$1" table:expression="0.00000001"/>
          <table:named-expression table:name="qpsolver_red" table:base-cell-address="$Descrição.$A$1" table:expression="0.000001"/>
          <table:named-expression table:name="qpsolver_rep" table:base-cell-address="$Descrição.$A$1" table:expression="2"/>
          <table:named-expression table:name="qpsolver_scl" table:base-cell-address="$Descrição.$A$1" table:expression="2"/>
          <table:named-expression table:name="qpsolver_sho" table:base-cell-address="$Descrição.$A$1" table:expression="2"/>
          <table:named-expression table:name="qpsolver_tim" table:base-cell-address="$Descrição.$A$1" table:expression="100"/>
          <table:named-expression table:name="qpsolver_tol" table:base-cell-address="$Descrição.$A$1" table:expression="0.05"/>
          <table:named-range table:name="solver_adj" table:base-cell-address="$Descrição.$A$1" table:cell-range-address="$Desbalanceado.$C$13:.$G$15"/>
          <table:named-expression table:name="solver_cvg" table:base-cell-address="$Descrição.$A$1" table:expression="0.0001"/>
          <table:named-expression table:name="solver_drv" table:base-cell-address="$Descrição.$A$1" table:expression="1"/>
          <table:named-expression table:name="solver_est" table:base-cell-address="$Descrição.$A$1" table:expression="1"/>
          <table:named-expression table:name="solver_itr" table:base-cell-address="$Descrição.$A$1" table:expression="100"/>
          <table:named-range table:name="solver_lhs1" table:base-cell-address="$Descrição.$A$1" table:cell-range-address="$Desbalanceado.$C$13:.$G$15"/>
          <table:named-range table:name="solver_lhs2" table:base-cell-address="$Descrição.$A$1" table:cell-range-address="$Desbalanceado.$H$13:.$H$15"/>
          <table:named-range table:name="solver_lhs3" table:base-cell-address="$Descrição.$A$1" table:cell-range-address="$Desbalanceado.$C$16:.$G$16"/>
          <table:named-expression table:name="solver_lin" table:base-cell-address="$Descrição.$A$1" table:expression="1"/>
          <table:named-expression table:name="solver_neg" table:base-cell-address="$Descrição.$A$1" table:expression="1"/>
          <table:named-expression table:name="solver_num" table:base-cell-address="$Descrição.$A$1" table:expression="3"/>
          <table:named-expression table:name="solver_nwt" table:base-cell-address="$Descrição.$A$1" table:expression="1"/>
          <table:named-range table:name="solver_opt" table:base-cell-address="$Descrição.$A$1" table:cell-range-address="$Desbalanceado.$J$9"/>
          <table:named-expression table:name="solver_pre" table:base-cell-address="$Descrição.$A$1" table:expression="0.000001"/>
          <table:named-expression table:name="solver_rel1" table:base-cell-address="$Descrição.$A$1" table:expression="3"/>
          <table:named-expression table:name="solver_rel2" table:base-cell-address="$Descrição.$A$1" table:expression="2"/>
          <table:named-expression table:name="solver_rel3" table:base-cell-address="$Descrição.$A$1" table:expression="2"/>
          <table:named-expression table:name="solver_rhs1" table:base-cell-address="$Descrição.$A$1" table:expression="0"/>
          <table:named-range table:name="solver_rhs2" table:base-cell-address="$Descrição.$A$1" table:cell-range-address="$Desbalanceado.$J$13:.$J$15"/>
          <table:named-range table:name="solver_rhs3" table:base-cell-address="$Descrição.$A$1" table:cell-range-address="$Desbalanceado.$C$18:.$G$18"/>
          <table:named-expression table:name="solver_scl" table:base-cell-address="$Descrição.$A$1" table:expression="2"/>
          <table:named-expression table:name="solver_sho" table:base-cell-address="$Descrição.$A$1" table:expression="2"/>
          <table:named-expression table:name="solver_tim" table:base-cell-address="$Descrição.$A$1" table:expression="100"/>
          <table:named-range table:name="solver_tmp" table:base-cell-address="$Descrição.$A$1" table:cell-range-address="$Desbalanceado.$C$18:.$F$18"/>
          <table:named-expression table:name="solver_tol" table:base-cell-address="$Descrição.$A$1" table:expression="0.05"/>
          <table:named-expression table:name="solver_typ" table:base-cell-address="$Descrição.$A$1" table:expression="2"/>
          <table:named-expression table:name="solver_val" table:base-cell-address="$Descrição.$A$1" table:expression="0"/>
          <table:named-expression table:name="sssolver_drv" table:base-cell-address="$Descrição.$A$1" table:expression="1"/>
          <table:named-expression table:name="sssolver_est" table:base-cell-address="$Descrição.$A$1" table:expression="1"/>
          <table:named-expression table:name="sssolver_itr" table:base-cell-address="$Descrição.$A$1" table:expression="100"/>
          <table:named-expression table:name="sssolver_lin" table:base-cell-address="$Descrição.$A$1" table:expression="2"/>
          <table:named-expression table:name="sssolver_neg" table:base-cell-address="$Descrição.$A$1" table:expression="0"/>
          <table:named-expression table:name="sssolver_nwt" table:base-cell-address="$Descrição.$A$1" table:expression="1"/>
          <table:named-expression table:name="sssolver_pre" table:base-cell-address="$Descrição.$A$1" table:expression="0.000001"/>
          <table:named-expression table:name="sssolver_rep" table:base-cell-address="$Descrição.$A$1" table:expression="2"/>
          <table:named-expression table:name="sssolver_scl" table:base-cell-address="$Descrição.$A$1" table:expression="2"/>
          <table:named-expression table:name="sssolver_sho" table:base-cell-address="$Descrição.$A$1" table:expression="2"/>
          <table:named-expression table:name="sssolver_tim" table:base-cell-address="$Descrição.$A$1" table:expression="100"/>
          <table:named-expression table:name="sssolver_tol" table:base-cell-address="$Descrição.$A$1" table:expression="0.05"/>
        </table:named-expressions>
      </table:table>
      <table:table table:name="Com producao" table:style-name="ta8">
        <table:table-column table:style-name="co1" table:default-cell-style-name="Default"/>
        <table:table-column table:style-name="co3" table:default-cell-style-name="ce3"/>
        <table:table-column table:style-name="co1" table:number-columns-repeated="4" table:default-cell-style-name="Default"/>
        <table:table-column table:style-name="co7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5" table:default-cell-style-name="Default"/>
        <table:table-row table:style-name="ro3">
          <table:table-cell table:style-name="ce1" office:value-type="string" calcext:value-type="string">
            <text:p>Problema de Transporte - com custos de produção em cada plan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os Unitários de Transporte ($/unid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ara</text:p>
          </table:table-cell>
          <table:covered-table-cell table:number-columns-repeated="3" table:style-name="ce8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number-columns-repeated="2"/>
          <table:table-cell office:value-type="string" calcext:value-type="string">
            <text:p>Custo de produção ($/unid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nta 1</text:p>
          </table:table-cell>
          <table:table-cell table:style-name="ce11" office:value-type="float" office:value="8" calcext:value-type="float">
            <text:p>$8 </text:p>
          </table:table-cell>
          <table:table-cell table:style-name="ce18" office:value-type="float" office:value="6" calcext:value-type="float">
            <text:p>$6 </text:p>
          </table:table-cell>
          <table:table-cell table:style-name="ce18" office:value-type="float" office:value="10" calcext:value-type="float">
            <text:p>$10 </text:p>
          </table:table-cell>
          <table:table-cell table:style-name="ce25" office:value-type="float" office:value="9" calcext:value-type="float">
            <text:p>$9 </text:p>
          </table:table-cell>
          <table:table-cell table:number-columns-repeated="2"/>
          <table:table-cell table:style-name="ce46" office:value-type="float" office:value="1" calcext:value-type="float">
            <text:p>$1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12" office:value-type="float" office:value="9" calcext:value-type="float">
            <text:p>$9 </text:p>
          </table:table-cell>
          <table:table-cell table:style-name="ce19" office:value-type="float" office:value="12" calcext:value-type="float">
            <text:p>$12 </text:p>
          </table:table-cell>
          <table:table-cell table:style-name="ce19" office:value-type="float" office:value="13" calcext:value-type="float">
            <text:p>$13 </text:p>
          </table:table-cell>
          <table:table-cell table:style-name="ce26" office:value-type="float" office:value="7" calcext:value-type="float">
            <text:p>$7 </text:p>
          </table:table-cell>
          <table:table-cell table:number-columns-repeated="2"/>
          <table:table-cell table:style-name="ce47" office:value-type="float" office:value="7" calcext:value-type="float">
            <text:p>$7 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Planta 3</text:p>
          </table:table-cell>
          <table:table-cell table:style-name="ce13" office:value-type="float" office:value="14" calcext:value-type="float">
            <text:p>$14 </text:p>
          </table:table-cell>
          <table:table-cell table:style-name="ce20" office:value-type="float" office:value="9" calcext:value-type="float">
            <text:p>$9 </text:p>
          </table:table-cell>
          <table:table-cell table:style-name="ce20" office:value-type="float" office:value="16" calcext:value-type="float">
            <text:p>$16 </text:p>
          </table:table-cell>
          <table:table-cell table:style-name="ce27" office:value-type="float" office:value="5" calcext:value-type="float">
            <text:p>$5 </text:p>
          </table:table-cell>
          <table:table-cell table:number-columns-repeated="2"/>
          <table:table-cell table:style-name="ce48" office:value-type="float" office:value="4" calcext:value-type="float">
            <text:p>$4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9"/>
          <table:table-cell table:number-columns-repeated="1015"/>
        </table:table-row>
        <table:table-row table:style-name="ro1">
          <table:table-cell table:style-name="ce2" office:value-type="string" calcext:value-type="string">
            <text:p>Carregamento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ara</text:p>
          </table:table-cell>
          <table:covered-table-cell table:number-columns-repeated="3" table:style-name="ce8"/>
          <table:table-cell table:number-columns-repeated="1018"/>
        </table:table-row>
        <table:table-row table:style-name="ro6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style-name="ce45" office:value-type="string" calcext:value-type="string">
            <text:p>Total produzido / enviado</text:p>
          </table:table-cell>
          <table:table-cell table:style-name="ce4"/>
          <table:table-cell table:style-name="ce45" office:value-type="string" calcext:value-type="string">
            <text:p>Capacidade Máxima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Planta 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formula="of:=SUM([.C13:.F13])" office:value-type="float" office:value="35" calcext:value-type="float">
            <text:p>35</text:p>
          </table:table-cell>
          <table:table-cell table:style-name="ce8" office:value-type="string" calcext:value-type="string">
            <text:p>&lt;=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15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formula="of:=SUM([.C14:.F14])" office:value-type="float" office:value="50" calcext:value-type="float">
            <text:p>50</text:p>
          </table:table-cell>
          <table:table-cell table:style-name="ce8" office:value-type="string" calcext:value-type="string">
            <text:p>&lt;=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Planta 3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30" calcext:value-type="float">
            <text:p>30</text:p>
          </table:table-cell>
          <table:table-cell table:formula="of:=SUM([.C15:.F15])" office:value-type="float" office:value="40" calcext:value-type="float">
            <text:p>40</text:p>
          </table:table-cell>
          <table:table-cell table:style-name="ce8" office:value-type="string" calcext:value-type="string">
            <text:p>&lt;=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Total recebido</text:p>
          </table:table-cell>
          <table:table-cell table:style-name="ce3" table:formula="of:=SUM([.C13:.C15])" office:value-type="float" office:value="45" calcext:value-type="float">
            <text:p>45</text:p>
          </table:table-cell>
          <table:table-cell table:style-name="ce3" table:formula="of:=SUM([.D13:.D15])" office:value-type="float" office:value="20" calcext:value-type="float">
            <text:p>20</text:p>
          </table:table-cell>
          <table:table-cell table:style-name="ce3" table:formula="of:=SUM([.E13:.E15])" office:value-type="float" office:value="30" calcext:value-type="float">
            <text:p>30</text:p>
          </table:table-cell>
          <table:table-cell table:style-name="ce3" table:formula="of:=SUM([.F13:.F15])"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4" table:style-name="ce4" office:value-type="string" calcext:value-type="string">
            <text:p>&gt;=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otal requerido</text:p>
          </table:table-cell>
          <table:table-cell table:style-name="ce17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sto produção</text:p>
          </table:table-cell>
          <table:table-cell table:style-name="ce3" table:formula="of:=SUMPRODUCT([.I6:.I8];[.G13:.G15])" office:value-type="float" office:value="545" calcext:value-type="float">
            <text:p>54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usto transporte</text:p>
          </table:table-cell>
          <table:table-cell table:style-name="ce3" table:formula="of:=SUMPRODUCT([.C6:.F8];[.C13:.F15])" office:value-type="float" office:value="1020" calcext:value-type="float">
            <text:p>1020</text:p>
          </table:table-cell>
          <table:table-cell table:number-columns-repeated="1021"/>
        </table:table-row>
        <table:table-row table:style-name="ro5">
          <table:table-cell/>
          <table:table-cell table:style-name="ce9" office:value-type="string" calcext:value-type="string">
            <text:p>Custo total</text:p>
          </table:table-cell>
          <table:table-cell table:style-name="ce44" table:formula="of:=SUM([.C21:.C22])" office:value-type="float" office:value="1565" calcext:value-type="float">
            <text:p>1565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Descrição.$A$1" table:cell-range-address="$'Com producao'.$C$13:.$F$15"/>
          <table:named-expression table:name="solver_cvg" table:base-cell-address="$Descrição.$A$1" table:expression="0.001"/>
          <table:named-expression table:name="solver_drv" table:base-cell-address="$Descrição.$A$1" table:expression="1"/>
          <table:named-expression table:name="solver_est" table:base-cell-address="$Descrição.$A$1" table:expression="1"/>
          <table:named-expression table:name="solver_itr" table:base-cell-address="$Descrição.$A$1" table:expression="100"/>
          <table:named-range table:name="solver_lhs1" table:base-cell-address="$Descrição.$A$1" table:cell-range-address="$'Com producao'.$C$13:.$F$15"/>
          <table:named-range table:name="solver_lhs2" table:base-cell-address="$Descrição.$A$1" table:cell-range-address="$'Com producao'.$G$13:.$G$15"/>
          <table:named-range table:name="solver_lhs3" table:base-cell-address="$Descrição.$A$1" table:cell-range-address="$'Com producao'.$C$16:.$F$16"/>
          <table:named-expression table:name="solver_lin" table:base-cell-address="$Descrição.$A$1" table:expression="1"/>
          <table:named-expression table:name="solver_neg" table:base-cell-address="$Descrição.$A$1" table:expression="1"/>
          <table:named-expression table:name="solver_num" table:base-cell-address="$Descrição.$A$1" table:expression="3"/>
          <table:named-expression table:name="solver_nwt" table:base-cell-address="$Descrição.$A$1" table:expression="1"/>
          <table:named-range table:name="solver_opt" table:base-cell-address="$Descrição.$A$1" table:cell-range-address="$'Com producao'.$C$23"/>
          <table:named-expression table:name="solver_pre" table:base-cell-address="$Descrição.$A$1" table:expression="0.000001"/>
          <table:named-expression table:name="solver_rel1" table:base-cell-address="$Descrição.$A$1" table:expression="3"/>
          <table:named-expression table:name="solver_rel2" table:base-cell-address="$Descrição.$A$1" table:expression="1"/>
          <table:named-expression table:name="solver_rel3" table:base-cell-address="$Descrição.$A$1" table:expression="3"/>
          <table:named-expression table:name="solver_rhs1" table:base-cell-address="$Descrição.$A$1" table:expression="0"/>
          <table:named-range table:name="solver_rhs2" table:base-cell-address="$Descrição.$A$1" table:cell-range-address="$'Com producao'.$I$13:.$I$15"/>
          <table:named-range table:name="solver_rhs3" table:base-cell-address="$Descrição.$A$1" table:cell-range-address="$'Com producao'.$C$18:.$F$18"/>
          <table:named-expression table:name="solver_scl" table:base-cell-address="$Descrição.$A$1" table:expression="1"/>
          <table:named-expression table:name="solver_sho" table:base-cell-address="$Descrição.$A$1" table:expression="2"/>
          <table:named-expression table:name="solver_tim" table:base-cell-address="$Descrição.$A$1" table:expression="100"/>
          <table:named-range table:name="solver_tmp" table:base-cell-address="$Descrição.$A$1" table:cell-range-address="$'Com producao'.$C$18:.$F$18"/>
          <table:named-expression table:name="solver_tol" table:base-cell-address="$Descrição.$A$1" table:expression="0.05"/>
          <table:named-expression table:name="solver_typ" table:base-cell-address="$Descrição.$A$1" table:expression="2"/>
          <table:named-expression table:name="solver_val" table:base-cell-address="$Descrição.$A$1" table:expression="0"/>
        </table:named-expressions>
      </table:table>
      <table:table table:name="Sheet9" table:style-name="ta9">
        <table:table-column table:style-name="co2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2" table:number-columns-repeated="3" table:default-cell-style-name="ce3"/>
        <table:table-row table:style-name="ro7">
          <table:table-cell table:style-name="ce1" office:value-type="string" calcext:value-type="string">
            <text:p>Problema de Transporte</text:p>
          </table:table-cell>
          <table:table-cell table:number-columns-repeated="8"/>
        </table:table-row>
        <table:table-row table:style-name="ro8">
          <table:table-cell table:number-columns-repeated="9"/>
        </table:table-row>
        <table:table-row table:style-name="ro8">
          <table:table-cell table:style-name="ce2" office:value-type="string" calcext:value-type="string">
            <text:p>Custos Unitários de Transporte ($/unid)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6" office:value-type="string" calcext:value-type="string" table:number-columns-spanned="4" table:number-rows-spanned="1">
            <text:p>Para</text:p>
          </table:table-cell>
          <table:covered-table-cell table:number-columns-repeated="3" table:style-name="ce8"/>
          <table:table-cell table:number-columns-repeated="3"/>
        </table:table-row>
        <table:table-row table:style-name="ro8">
          <table:table-cell table:number-columns-repeated="2"/>
          <table:table-cell table:style-name="ce4" office:value-type="string" calcext:value-type="string">
            <text:p>Varejo 1</text:p>
          </table:table-cell>
          <table:table-cell table:style-name="ce4" office:value-type="string" calcext:value-type="string">
            <text:p>Varejo 2</text:p>
          </table:table-cell>
          <table:table-cell table:style-name="ce4" office:value-type="string" calcext:value-type="string">
            <text:p>Varejo 3</text:p>
          </table:table-cell>
          <table:table-cell table:style-name="ce4" office:value-type="string" calcext:value-type="string">
            <text:p>Varejo 4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Planta 1</text:p>
          </table:table-cell>
          <table:table-cell table:style-name="ce11" office:value-type="float" office:value="500" calcext:value-type="float">
            <text:p>$500 </text:p>
          </table:table-cell>
          <table:table-cell table:style-name="ce18" office:value-type="float" office:value="600" calcext:value-type="float">
            <text:p>$600 </text:p>
          </table:table-cell>
          <table:table-cell table:style-name="ce18" office:value-type="float" office:value="400" calcext:value-type="float">
            <text:p>$400 </text:p>
          </table:table-cell>
          <table:table-cell table:style-name="ce25" office:value-type="float" office:value="200" calcext:value-type="float">
            <text:p>$200 </text:p>
          </table:table-cell>
          <table:table-cell table:number-columns-repeated="3"/>
        </table:table-row>
        <table:table-row table:style-name="ro8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12" office:value-type="float" office:value="200" calcext:value-type="float">
            <text:p>$200 </text:p>
          </table:table-cell>
          <table:table-cell table:style-name="ce19" office:value-type="float" office:value="900" calcext:value-type="float">
            <text:p>$900 </text:p>
          </table:table-cell>
          <table:table-cell table:style-name="ce19" office:value-type="float" office:value="100" calcext:value-type="float">
            <text:p>$100 </text:p>
          </table:table-cell>
          <table:table-cell table:style-name="ce26" office:value-type="float" office:value="300" calcext:value-type="float">
            <text:p>$300 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Planta 3</text:p>
          </table:table-cell>
          <table:table-cell table:style-name="ce13" office:value-type="float" office:value="300" calcext:value-type="float">
            <text:p>$300 </text:p>
          </table:table-cell>
          <table:table-cell table:style-name="ce20" office:value-type="float" office:value="400" calcext:value-type="float">
            <text:p>$400 </text:p>
          </table:table-cell>
          <table:table-cell table:style-name="ce20" office:value-type="float" office:value="200" calcext:value-type="float">
            <text:p>$200 </text:p>
          </table:table-cell>
          <table:table-cell table:style-name="ce27" office:value-type="float" office:value="100" calcext:value-type="float">
            <text:p>$100 </text:p>
          </table:table-cell>
          <table:table-cell table:number-columns-repeated="2"/>
          <table:table-cell table:style-name="ce9" office:value-type="string" calcext:value-type="string">
            <text:p>Custo total</text:p>
          </table:table-cell>
        </table:table-row>
        <table:table-row table:style-name="ro8">
          <table:table-cell/>
          <table:table-cell office:value-type="string" calcext:value-type="string">
            <text:p>Planta 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32" table:formula="of:=SUMPRODUCT([.C6:.F9];[.C13:.F16])" office:value-type="float" office:value="0" calcext:value-type="float">
            <text:p>$0 </text:p>
          </table:table-cell>
        </table:table-row>
        <table:table-row table:style-name="ro8">
          <table:table-cell table:style-name="ce2" office:value-type="string" calcext:value-type="string">
            <text:p>Carregamentos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6" office:value-type="string" calcext:value-type="string" table:number-columns-spanned="4" table:number-rows-spanned="1">
            <text:p>Para</text:p>
          </table:table-cell>
          <table:covered-table-cell table:number-columns-repeated="3" table:style-name="ce8"/>
          <table:table-cell table:number-columns-repeated="3"/>
        </table:table-row>
        <table:table-row table:style-name="ro8">
          <table:table-cell table:number-columns-repeated="2"/>
          <table:table-cell table:style-name="ce4" office:value-type="string" calcext:value-type="string">
            <text:p>Cidade 1</text:p>
          </table:table-cell>
          <table:table-cell table:style-name="ce4" office:value-type="string" calcext:value-type="string">
            <text:p>Cidade 2</text:p>
          </table:table-cell>
          <table:table-cell table:style-name="ce4" office:value-type="string" calcext:value-type="string">
            <text:p>Cidade 3</text:p>
          </table:table-cell>
          <table:table-cell table:style-name="ce4" office:value-type="string" calcext:value-type="string">
            <text:p>Cidade 4</text:p>
          </table:table-cell>
          <table:table-cell table:style-name="ce4" office:value-type="string" calcext:value-type="string">
            <text:p>Total enviado</text:p>
          </table:table-cell>
          <table:table-cell table:style-name="ce4"/>
          <table:table-cell table:style-name="ce4" office:value-type="string" calcext:value-type="string">
            <text:p>Capacidade</text:p>
          </table:table-cell>
        </table:table-row>
        <table:table-row table:style-name="ro8">
          <table:table-cell/>
          <table:table-cell office:value-type="string" calcext:value-type="string">
            <text:p>Planta 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formula="of:=SUM([.C13:.F13])" office:value-type="float" office:value="0" calcext:value-type="float">
            <text:p>0</text:p>
          </table:table-cell>
          <table:table-cell table:style-name="ce8" office:value-type="string" calcext:value-type="string">
            <text:p>&lt;=</text:p>
          </table:table-cell>
          <table:table-cell table:style-name="ce33" office:value-type="float" office:value="10" calcext:value-type="float">
            <text:p>10</text:p>
          </table:table-cell>
        </table:table-row>
        <table:table-row table:style-name="ro8">
          <table:table-cell table:style-name="ce2" office:value-type="string" calcext:value-type="string">
            <text:p>De</text:p>
          </table:table-cell>
          <table:table-cell office:value-type="string" calcext:value-type="string">
            <text:p>Planta 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formula="of:=SUM([.C14:.F14])" office:value-type="float" office:value="0" calcext:value-type="float">
            <text:p>0</text:p>
          </table:table-cell>
          <table:table-cell table:style-name="ce8" office:value-type="string" calcext:value-type="string">
            <text:p>&lt;=</text:p>
          </table:table-cell>
          <table:table-cell table:style-name="ce34" office:value-type="float" office:value="20" calcext:value-type="float">
            <text:p>20</text:p>
          </table:table-cell>
        </table:table-row>
        <table:table-row table:style-name="ro8">
          <table:table-cell/>
          <table:table-cell office:value-type="string" calcext:value-type="string">
            <text:p>Planta 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formula="of:=SUM([.C15:.F15])" office:value-type="float" office:value="0" calcext:value-type="float">
            <text:p>0</text:p>
          </table:table-cell>
          <table:table-cell table:style-name="ce8" office:value-type="string" calcext:value-type="string">
            <text:p>&lt;=</text:p>
          </table:table-cell>
          <table:table-cell table:style-name="ce35" office:value-type="float" office:value="20" calcext:value-type="float">
            <text:p>20</text:p>
          </table:table-cell>
        </table:table-row>
        <table:table-row table:style-name="ro8">
          <table:table-cell/>
          <table:table-cell office:value-type="string" calcext:value-type="string">
            <text:p>Planta 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formula="of:=SUM([.C16:.F16])" office:value-type="float" office:value="0" calcext:value-type="float">
            <text:p>0</text:p>
          </table:table-cell>
          <table:table-cell table:style-name="ce8" office:value-type="string" calcext:value-type="string">
            <text:p>&lt;=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8">
          <table:table-cell/>
          <table:table-cell office:value-type="string" calcext:value-type="string">
            <text:p>Total recebido</text:p>
          </table:table-cell>
          <table:table-cell table:style-name="ce3" table:formula="of:=SUM([.C13:.C16])" office:value-type="float" office:value="0" calcext:value-type="float">
            <text:p>0</text:p>
          </table:table-cell>
          <table:table-cell table:style-name="ce3" table:formula="of:=SUM([.D13:.D16])" office:value-type="float" office:value="0" calcext:value-type="float">
            <text:p>0</text:p>
          </table:table-cell>
          <table:table-cell table:style-name="ce3" table:formula="of:=SUM([.E13:.E16])" office:value-type="float" office:value="0" calcext:value-type="float">
            <text:p>0</text:p>
          </table:table-cell>
          <table:table-cell table:style-name="ce3" table:formula="of:=SUM([.F13:.F16])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number-columns-repeated="2"/>
          <table:table-cell table:number-columns-repeated="4" table:style-name="ce4" office:value-type="string" calcext:value-type="string">
            <text:p>&gt;=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Total requerido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R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3 213" svg:d="M107 0l106 213h-213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36pt" fo:margin-bottom="36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page-layout style:name="Mpm5">
      <style:page-layout-properties fo:page-width="612pt" fo:page-height="792pt" style:num-format="1" style:print-orientation="portrait" fo:margin-top="70.84pt" fo:margin-bottom="36pt" fo:margin-left="53.86pt" fo:margin-right="53.86pt" style:first-page-number="continue" loext:scale-to-X="1" loext:scale-to-Y="1" style:table-centering="both" style:writing-mode="lr-tb" style:print="charts drawings grid headers objects zero-value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24.86pt"/>
      </style:footer-style>
    </style:page-layout>
    <style:page-layout style:name="Mpm6">
      <style:page-layout-properties fo:page-width="792pt" fo:page-height="612pt" style:num-format="1" style:print-orientation="landscape" fo:margin-top="99.21pt" fo:margin-bottom="36.85pt" fo:margin-left="85.04pt" fo:margin-right="56.69pt" style:first-page-number="continue" loext:scale-to-X="1" loext:scale-to-Y="1" style:table-centering="both" style:writing-mode="lr-tb" style:print="charts drawings grid headers objects zero-value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24.01pt"/>
      </style:footer-style>
    </style:page-layout>
    <style:page-layout style:name="Mpm7">
      <style:page-layout-properties fo:page-width="792pt" fo:page-height="612pt" style:num-format="1" style:print-orientation="landscape" fo:margin-top="36.85pt" fo:margin-bottom="36.85pt" fo:margin-left="85.04pt" fo:margin-right="56.69pt" style:first-page-number="continue" style:scale-to="100%" style:writing-mode="lr-tb"/>
      <style:header-style>
        <style:header-footer-properties fo:min-height="21.26pt" fo:margin-left="0pt" fo:margin-right="0pt" fo:margin-bottom="38.21pt"/>
      </style:header-style>
      <style:footer-style>
        <style:header-footer-properties fo:min-height="21.26pt" fo:margin-left="0pt" fo:margin-right="0pt" fo:margin-top="24.0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crição" style:display-name="PageStyle_Descri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quema" style:display-name="PageStyle_Esquem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rmulacao" style:display-name="PageStyle_Formulac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cial" style:display-name="PageStyle_Inicial" style:page-layout-name="Mpm5">
      <style:header style:display="false"/>
      <style:header-left style:display="false"/>
      <style:footer>
        <text:p><text:span text:style-name="MT2">Exhibit 2</text:span></text:p>
      </style:footer>
      <style:footer-left style:display="false">
        <text:p><text:span text:style-name="MT2">Exhibit 2</text:span></text:p>
      </style:footer-left>
    </style:master-page>
    <style:master-page style:name="PageStyle_5f_Ótimo" style:display-name="PageStyle_Ótimo" style:page-layout-name="Mpm6">
      <style:header style:display="false"/>
      <style:header-left style:display="false"/>
      <style:footer>
        <text:p><text:span text:style-name="MT2">Exhibit 2</text:span></text:p>
      </style:footer>
      <style:footer-left style:display="false">
        <text:p><text:span text:style-name="MT2">Exhibit 2</text:span></text:p>
      </style:footer-left>
    </style:master-page>
    <style:master-page style:name="PageStyle_5f_Grafico_20_Solucao" style:display-name="PageStyle_Grafico Solucao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sbalanceado" style:display-name="PageStyle_Desbalanceado" style:page-layout-name="Mpm6">
      <style:header style:display="false"/>
      <style:header-left style:display="false"/>
      <style:footer>
        <text:p><text:span text:style-name="MT2">Exhibit 2</text:span></text:p>
      </style:footer>
      <style:footer-left style:display="false">
        <text:p><text:span text:style-name="MT2">Exhibit 2</text:span></text:p>
      </style:footer-left>
    </style:master-page>
    <style:master-page style:name="PageStyle_5f_Com_20_producao" style:display-name="PageStyle_Com producao" style:page-layout-name="Mpm6">
      <style:header style:display="false"/>
      <style:header-left style:display="false"/>
      <style:footer>
        <text:p><text:span text:style-name="MT2">Exhibit 2</text:span></text:p>
      </style:footer>
      <style:footer-left style:display="false">
        <text:p><text:span text:style-name="MT2">Exhibit 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Barbieri da Cunha</meta:initial-creator>
    <meta:creation-date>1996-05-15T22:03:52</meta:creation-date>
    <dc:date>2018-04-23T22:23:14.172434674</dc:date>
    <meta:print-date>2000-02-21T23:10:58</meta:print-date>
    <meta:editing-duration>PT10M30S</meta:editing-duration>
    <meta:editing-cycles>4</meta:editing-cycles>
    <meta:generator>LibreOffice/5.1.6.2$Linux_X86_64 LibreOffice_project/10m0$Build-2</meta:generator>
    <meta:document-statistic meta:table-count="9" meta:cell-count="365"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svg:stroke-color="#212121" draw:fill="solid" draw:fill-color="#f7f7f7"/>
      <style:text-properties fo:color="#212121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>
      <style:graphic-properties draw:fill="solid" draw:fill-color="#d9d9d9"/>
    </style:style>
    <style:style style:name="ch5" style:family="chart">
      <style:graphic-properties draw:fill-color="#d9d9d9"/>
    </style:style>
  </office:automatic-styles>
  <office:body>
    <office:chart>
      <chart:chart svg:width="21.143cm" svg:height="15.095cm" xlink:href=".." xlink:type="simple" chart:class="chart:bar" chart:style-name="ch1">
        <chart:legend svg:x="20.795cm" svg:y="7.529cm" style:legend-expansion="high" chart:style-name="ch2"/>
        <chart:plot-area chart:style-name="ch3" svg:x="0.482cm" svg:y="0.486cm" svg:width="20.294cm" svg:height="14.367cm">
          <chartooo:coordinate-region svg:x="7.246cm" svg:y="5.275cm" svg:width="6.764cm" svg:height="4.789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svg:stroke-color="#212121" draw:fill="solid" draw:fill-color="#f7f7f7"/>
      <style:text-properties fo:color="#212121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>
      <style:graphic-properties draw:fill="solid" draw:fill-color="#d9d9d9"/>
    </style:style>
    <style:style style:name="ch5" style:family="chart">
      <style:graphic-properties draw:fill-color="#d9d9d9"/>
    </style:style>
  </office:automatic-styles>
  <office:body>
    <office:chart>
      <chart:chart svg:width="19.942cm" svg:height="14.592cm" xlink:href=".." xlink:type="simple" chart:class="chart:bar" chart:style-name="ch1">
        <chart:legend svg:x="19.595cm" svg:y="7.296cm" style:legend-expansion="high" chart:style-name="ch2"/>
        <chart:plot-area chart:style-name="ch3" svg:x="0.477cm" svg:y="0.486cm" svg:width="19.104cm" svg:height="13.866cm">
          <chartooo:coordinate-region svg:x="6.845cm" svg:y="5.108cm" svg:width="6.368cm" svg:height="4.622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